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 manifest:full-path="Pictures/20000007000044A100001DFA1620A8D1.svm"/>
  <manifest:file-entry manifest:media-type="" manifest:full-path="Pictures/20000007000023C400000D56B854E18E.svm"/>
  <manifest:file-entry manifest:media-type="" manifest:full-path="Pictures/200000070000380500003E04A6985D75.svm"/>
  <manifest:file-entry manifest:media-type="" manifest:full-path="Pictures/2000000700002C8D0000307AE9C6E747.svm"/>
  <manifest:file-entry manifest:media-type="" manifest:full-path="Pictures/2000000700003D65000024CCC62B2F77.svm"/>
  <manifest:file-entry manifest:media-type="" manifest:full-path="Pictures/20000007000035DA0000330F4A989940.svm"/>
  <manifest:file-entry manifest:media-type="" manifest:full-path="Pictures/2000000700002FA600002712C8A82748.svm"/>
  <manifest:file-entry manifest:media-type="" manifest:full-path="Pictures/200000070000399200002AB008A7C002.svm"/>
  <manifest:file-entry manifest:media-type="" manifest:full-path="Pictures/2000000700005B5E0000407FCA207546.svm"/>
  <manifest:file-entry manifest:media-type="" manifest:full-path="Pictures/2000000700004CD1000011493822664C.svm"/>
  <manifest:file-entry manifest:media-type="" manifest:full-path="Pictures/2000000700004A41000023F9003430BB.svm"/>
  <manifest:file-entry manifest:media-type="" manifest:full-path="Pictures/2000000700004188000024B22979AF26.svm"/>
  <manifest:file-entry manifest:media-type="" manifest:full-path="Pictures/20000007000023740000163A87206233.svm"/>
  <manifest:file-entry manifest:media-type="" manifest:full-path="Pictures/20000007000027620000233FC2EFE870.svm"/>
  <manifest:file-entry manifest:media-type="" manifest:full-path="Pictures/2000000700001AAB00001A5C71E7D266.svm"/>
  <manifest:file-entry manifest:media-type="" manifest:full-path="Pictures/20000007000022D50000170D0BECD01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NewPSMT" svg:font-family="CourierNewPSMT" style:font-family-generic="modern"/>
    <style:font-face style:name="Geneva" svg:font-family="Geneva" style:font-family-generic="roman"/>
    <style:font-face style:name="Helvetica" svg:font-family="Helvetica" style:font-family-generic="swiss"/>
    <style:font-face style:name="Courier New" svg:font-family="'Courier New'" style:font-family-generic="modern" style:font-pitch="fixed"/>
    <style:font-face style:name="Courier New1" svg:font-family="'Courier New'" style:font-adornments="Italic" style:font-family-generic="modern" style:font-pitch="fixed"/>
    <style:font-face style:name="Times New Roman1" svg:font-family="'Times New Roman'" style:font-adornments="Regular" style:font-pitch="variable"/>
    <style:font-face style:name="Arial" svg:font-family="Arial"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1" svg:font-family="Arial" style:font-family-generic="swiss" style:font-pitch="variable"/>
    <style:font-face style:name="Cordia New" svg:font-family="'Cordia New'" style:font-adornments="Italic" style:font-family-generic="swiss" style:font-pitch="variable"/>
    <style:font-face style:name="Courier New2" svg:font-family="'Courier Ne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paragraph-properties fo:text-align="center" style:justify-single-word="false"/>
      <style:text-properties fo:font-size="10pt" style:font-size-asian="10pt" style:font-size-complex="10pt"/>
    </style:style>
    <style:style style:name="P2" style:family="paragraph" style:parent-style-name="Frame_20_contents">
      <style:paragraph-properties fo:text-align="center" style:justify-single-word="false"/>
    </style:style>
    <style:style style:name="P3" style:family="paragraph" style:parent-style-name="Default_20_Text">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4" style:family="paragraph" style:parent-style-name="Default_20_Text">
      <style:paragraph-properties style:text-autospace="none"/>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5" style:family="paragraph" style:parent-style-name="Default_20_Text">
      <style:text-properties fo:color="#000000" style:font-name="Times New Roman1" fo:font-size="12pt" fo:font-style="normal" fo:font-weight="bold" style:font-name-asian="Times New Roman1" style:font-size-asian="12pt" style:font-style-asian="normal" style:font-weight-asian="bold" style:font-name-complex="Times New Roman1" style:font-size-complex="12pt" style:font-style-complex="normal" style:font-weight-complex="bold"/>
    </style:style>
    <style:style style:name="P6" style:family="paragraph" style:parent-style-name="Default_20_Text">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7" style:family="paragraph" style:parent-style-name="Default_20_Text">
      <style:text-properties fo:color="#000000" style:font-name="Times New Roman2" fo:font-size="12pt" style:font-name-asian="Geneva" style:font-size-asian="12pt" style:font-name-complex="Geneva" style:font-size-complex="12pt"/>
    </style:style>
    <style:style style:name="P8" style:family="paragraph" style:parent-style-name="Default_20_Text">
      <style:text-properties style:font-name="Times New Roman1" fo:font-size="12pt" style:font-name-asian="Times New Roman1" style:font-size-asian="12pt" style:font-name-complex="Times New Roman1" style:font-size-complex="12pt"/>
    </style:style>
    <style:style style:name="P9" style:family="paragraph" style:parent-style-name="Default_20_Text">
      <style:text-properties style:font-name="Times New Roman2"/>
    </style:style>
    <style:style style:name="P10" style:family="paragraph" style:parent-style-name="Default_20_Text">
      <style:text-properties style:font-name="Times New Roman2" fo:font-size="12pt" style:font-name-asian="Times New Roman1" style:font-size-asian="12pt" style:font-name-complex="Times New Roman1" style:font-size-complex="12pt"/>
    </style:style>
    <style:style style:name="P11" style:family="paragraph" style:parent-style-name="Default_20_Text">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Times New Roman2"/>
    </style:style>
    <style:style style:name="P12" style:family="paragraph" style:parent-style-name="Default_20_Text">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Helvetica" fo:font-size="12pt" style:font-name-asian="Helvetica" style:font-size-asian="12pt" style:font-name-complex="Helvetica" style:font-size-complex="12pt"/>
    </style:style>
    <style:style style:name="P13" style:family="paragraph" style:parent-style-name="Default_20_Text">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4" style:family="paragraph" style:parent-style-name="Default_20_Text">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5" style:family="paragraph" style:parent-style-name="Default_20_Text">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6" style:family="paragraph" style:parent-style-name="Default_20_Text">
      <style:text-properties fo:font-weight="bold" style:font-weight-asian="bold" style:font-weight-complex="bold"/>
    </style:style>
    <style:style style:name="P17" style:family="paragraph" style:parent-style-name="Default_20_Text">
      <style:text-properties fo:font-weight="normal" style:font-weight-asian="normal" style:font-weight-complex="normal"/>
    </style:style>
    <style:style style:name="P18" style:family="paragraph" style:parent-style-name="Default_20_Text">
      <style:text-properties style:text-underline-style="solid" style:text-underline-width="auto" style:text-underline-color="font-color" fo:font-weight="bold" style:font-weight-asian="bold" style:font-weight-complex="bold"/>
    </style:style>
    <style:style style:name="P19" style:family="paragraph" style:parent-style-name="Default_20_Text" style:master-page-name="">
      <style:paragraph-properties fo:margin-left="0in" fo:margin-right="0in" fo:text-indent="1.4752in" style:auto-text-indent="false" style:page-number="auto"/>
      <style:text-properties style:font-name="Times New Roman1" fo:font-size="12pt" style:font-name-asian="Times New Roman1" style:font-size-asian="12pt" style:font-name-complex="Times New Roman1" style:font-size-complex="12pt"/>
    </style:style>
    <style:style style:name="P20" style:family="paragraph" style:parent-style-name="Default_20_Text">
      <style:paragraph-properties fo:margin-left="0in" fo:margin-right="0in" fo:text-indent="0in" style:auto-text-indent="false"/>
      <style:text-properties style:font-name="Times New Roman1" fo:font-size="12pt" style:font-name-asian="Times New Roman1" style:font-size-asian="12pt" style:font-name-complex="Times New Roman1" style:font-size-complex="12pt"/>
    </style:style>
    <style:style style:name="P21" style:family="paragraph" style:parent-style-name="Default_20_Text">
      <style:paragraph-properties fo:margin-left="0in" fo:margin-right="0in" fo:text-indent="0in" style:auto-text-indent="false"/>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P22" style:family="paragraph" style:parent-style-name="Default_20_Text">
      <style:paragraph-properties fo:margin-left="0in" fo:margin-right="0in" fo:text-align="start" style:justify-single-word="false" fo:text-indent="0in" style:auto-text-indent="false" style:text-autospace="none"/>
      <style:text-properties style:font-name="Times New Roman1" style:font-name-asian="Times New Roman1" style:font-name-complex="Times New Roman1"/>
    </style:style>
    <style:style style:name="P23" style:family="paragraph" style:parent-style-name="Default_20_Text">
      <style:paragraph-properties fo:margin-left="0in" fo:margin-right="0in" fo:text-indent="0in" style:auto-text-indent="false"/>
      <style:text-properties fo:color="#000000" style:font-name="Times New Roman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P24" style:family="paragraph" style:parent-style-name="Default_20_Text">
      <style:paragraph-properties fo:margin-left="0in" fo:margin-right="0in" fo:text-indent="0in" style:auto-text-indent="false"/>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5" style:family="paragraph" style:parent-style-name="Default_20_Text">
      <style:paragraph-properties fo:margin-left="0in" fo:margin-right="0in" fo:text-align="start" style:justify-single-word="false" fo:text-indent="0in" style:auto-text-indent="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Default_20_Text">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27" style:family="paragraph" style:parent-style-name="Default_20_Text">
      <style:paragraph-properties fo:margin-left="0in" fo:margin-right="0in" fo:text-indent="0in" style:auto-text-indent="false"/>
      <style:text-properties style:font-name="Courier New" fo:font-size="9pt" style:font-name-asian="Courier New" style:font-size-asian="9pt" style:font-name-complex="Courier New" style:font-size-complex="9pt"/>
    </style:style>
    <style:style style:name="P28" style:family="paragraph" style:parent-style-name="Default_20_Text">
      <style:paragraph-properties fo:margin-left="0in" fo:margin-right="0in" fo:text-align="start" style:justify-single-word="false" fo:text-indent="0in" style:auto-text-indent="false" style:text-autospace="none"/>
      <style:text-properties style:font-name="Courier New" fo:font-size="9pt" style:font-name-asian="Courier New" style:font-size-asian="9pt" style:font-name-complex="Courier New" style:font-size-complex="9pt"/>
    </style:style>
    <style:style style:name="P29" style:family="paragraph" style:parent-style-name="Default_20_Text">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30" style:family="paragraph" style:parent-style-name="Default_20_Text">
      <style:paragraph-properties fo:margin-left="0in" fo:margin-right="0in" fo:text-align="start" style:justify-single-word="false" fo:text-indent="0in" style:auto-text-indent="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style:font-name-asian="Courier New" style:font-size-asian="10pt" style:font-name-complex="Courier New" style:font-size-complex="10pt"/>
    </style:style>
    <style:style style:name="P31" style:family="paragraph" style:parent-style-name="Contents_20_1">
      <style:paragraph-properties fo:margin-left="0in" fo:margin-right="0in" fo:text-indent="0in" style:auto-text-indent="false"/>
      <style:text-properties style:font-name="Times New Roman1" fo:font-size="12pt" style:font-name-asian="Times New Roman1" style:font-size-asian="12pt" style:font-name-complex="Times New Roman1" style:font-size-complex="12pt"/>
    </style:style>
    <style:style style:name="P32" style:family="paragraph" style:parent-style-name="Default_20_Text">
      <style:paragraph-properties fo:margin-left="0in" fo:margin-right="0in" fo:margin-top="0.1665in" fo:margin-bottom="0in" fo:line-height="100%" fo:text-align="start" style:justify-single-word="false" fo:text-indent="0in" style:auto-text-indent="false" style:text-autospace="none" style:writing-mode="lr-tb"/>
      <style:text-properties fo:color="#000000" style:font-name="Times New Roman1" fo:font-size="12pt" style:font-name-asian="Times New Roman1" style:font-size-asian="12pt" style:font-name-complex="Times New Roman1" style:font-size-complex="12pt"/>
    </style:style>
    <style:style style:name="P33" style:family="paragraph" style:parent-style-name="Default_20_Text">
      <style:paragraph-properties fo:margin-left="0in" fo:margin-right="0in" fo:margin-top="0.1665in" fo:margin-bottom="0in" fo:line-height="100%" fo:text-align="start" style:justify-single-word="false" fo:text-indent="0in" style:auto-text-indent="false" style:text-autospace="none" style:writing-mode="lr-tb"/>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34" style:family="paragraph" style:parent-style-name="Default_20_Text">
      <style:paragraph-properties fo:margin-left="0in" fo:margin-right="0in" fo:margin-top="0.1665in" fo:margin-bottom="0in" fo:line-height="100%" fo:text-align="start" style:justify-single-word="false" fo:text-indent="0in" style:auto-text-indent="false" style:text-autospace="none" style:writing-mode="lr-tb"/>
      <style:text-properties fo:color="#000000" style:font-name="Cordia New" fo:font-size="15pt" fo:font-weight="normal" style:font-name-asian="Times New Roman1" style:font-size-asian="15pt" style:font-weight-asian="normal" style:font-name-complex="Times New Roman1" style:font-size-complex="15pt" style:font-weight-complex="normal"/>
    </style:style>
    <style:style style:name="P35" style:family="paragraph" style:parent-style-name="Default_20_Text">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Times New Roman1" fo:font-size="12pt" style:font-name-asian="Times New Roman1" style:font-size-asian="12pt" style:font-name-complex="Times New Roman1" style:font-size-complex="12pt"/>
    </style:style>
    <style:style style:name="P36" style:family="paragraph" style:parent-style-name="Default_20_Text">
      <style:paragraph-properties fo:margin-left="0in" fo:margin-right="0in" fo:margin-top="0in" fo:margin-bottom="0in" fo:line-height="100%" fo:text-align="start" style:justify-single-word="false"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style:font-name-asian="Times New Roman1" style:font-size-asian="12pt" style:font-name-complex="Times New Roman1" style:font-size-complex="12pt"/>
    </style:style>
    <style:style style:name="P37" style:family="paragraph" style:parent-style-name="Default_20_Text">
      <style:paragraph-properties fo:margin-left="0in" fo:margin-right="0in" fo:margin-top="0in" fo:margin-bottom="0in" fo:line-height="100%" fo:text-align="start" style:justify-single-word="false"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38" style:family="paragraph" style:parent-style-name="Default_20_Text">
      <style:paragraph-properties fo:margin-left="0in" fo:margin-right="0in" fo:margin-top="0in" fo:margin-bottom="0in" fo:line-height="100%" fo:text-align="start" style:justify-single-word="false"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Geneva" fo:font-size="10pt" style:font-name-asian="Geneva" style:font-size-asian="10pt" style:font-name-complex="Geneva" style:font-size-complex="10pt"/>
    </style:style>
    <style:style style:name="P39" style:family="paragraph" style:parent-style-name="Default_20_Text">
      <style:paragraph-properties fo:margin-left="0in" fo:margin-right="0in" fo:margin-top="0in" fo:margin-bottom="0in" fo:line-height="100%" fo:text-align="start" style:justify-single-word="false"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2" fo:font-size="12pt" style:font-name-asian="Geneva" style:font-size-asian="12pt" style:font-name-complex="Geneva" style:font-size-complex="12pt"/>
    </style:style>
    <style:style style:name="P40" style:family="paragraph" style:parent-style-name="Default_20_Text">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Times New Roman2" fo:font-size="12pt" style:font-name-asian="Geneva" style:font-size-asian="12pt" style:font-name-complex="Geneva" style:font-size-complex="12pt"/>
    </style:style>
    <style:style style:name="P41" style:family="paragraph" style:parent-style-name="Default_20_Text">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Courier New1" fo:font-size="9pt" style:font-name-asian="Geneva" style:font-size-asian="9pt" style:font-name-complex="Geneva" style:font-size-complex="9pt"/>
    </style:style>
    <style:style style:name="P42" style:family="paragraph" style:parent-style-name="Default_20_Text">
      <style:paragraph-properties fo:margin-left="0in" fo:margin-right="0in" fo:margin-top="0in" fo:margin-bottom="0in" fo:line-height="100%" fo:text-align="start" style:justify-single-word="false" fo:text-indent="0in" style:auto-text-indent="false" style:text-autospace="none" style:writing-mode="lr-tb"/>
      <style:text-properties style:use-window-font-color="true" style:font-name="Times New Roman1" fo:font-size="12pt" style:font-name-asian="Times New Roman1" style:font-size-asian="12pt" style:font-name-complex="Times New Roman1" style:font-size-complex="12pt"/>
    </style:style>
    <style:style style:name="P43" style:family="paragraph" style:parent-style-name="Default_20_Text">
      <style:paragraph-properties fo:margin-left="0in" fo:margin-right="0in" fo:margin-top="0in" fo:margin-bottom="0in" fo:line-height="100%" fo:text-align="start" style:justify-single-word="false" fo:text-indent="0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Times New Roman1" fo:font-size="12pt" style:font-name-asian="Times New Roman1" style:font-size-asian="12pt" style:font-name-complex="Times New Roman1" style:font-size-complex="12pt"/>
    </style:style>
    <style:style style:name="P44" style:family="paragraph" style:parent-style-name="Text_20_Body_20_Single">
      <style:text-properties style:font-name="Times New Roman1" style:font-name-asian="Times New Roman1" style:font-name-complex="Times New Roman1"/>
    </style:style>
    <style:style style:name="P45" style:family="paragraph" style:parent-style-name="Text_20_Body_20_Single">
      <style:text-properties fo:font-weight="bold" style:font-weight-asian="bold" style:font-weight-complex="bold"/>
    </style:style>
    <style:style style:name="P46" style:family="paragraph" style:parent-style-name="Text_20_Body_20_Single">
      <style:text-properties style:use-window-font-color="true" style:font-name="Times New Roman" fo:font-size="15.6000003814697pt" fo:font-weight="bold" style:font-size-asian="13.8000001907349pt" style:font-weight-asian="bold" style:font-size-complex="13.8000001907349pt" style:font-weight-complex="bold"/>
    </style:style>
    <style:style style:name="P47" style:family="paragraph" style:parent-style-name="Default_20_Text" style:master-page-name="">
      <style:paragraph-properties fo:margin-left="0.4925in" fo:margin-right="-0.7811in" fo:margin-top="0in" fo:margin-bottom="0in" fo:line-height="100%" fo:text-align="start" style:justify-single-word="false" fo:text-indent="0in" style:auto-text-indent="false" style:page-number="auto" style:text-autospace="none" style:writing-mode="lr-tb"/>
      <style:text-properties fo:color="#000000" style:font-name="Courier New2" fo:font-size="11pt" style:font-name-asian="Times New Roman1" style:font-size-asian="11pt" style:font-name-complex="Times New Roman1" style:font-size-complex="11pt"/>
    </style:style>
    <style:style style:name="P48" style:family="paragraph" style:parent-style-name="Default_20_Text">
      <style:paragraph-properties fo:margin-left="0.4925in" fo:margin-right="-0.7811in" fo:margin-top="0in" fo:margin-bottom="0in" fo:line-height="100%" fo:text-align="start" style:justify-single-word="false" fo:text-indent="0in" style:auto-text-indent="false" style:text-autospace="none" style:writing-mode="lr-tb"/>
      <style:text-properties style:font-name="Courier New2" fo:font-size="11pt" style:font-name-asian="Times New Roman1" style:font-size-asian="11pt" style:font-name-complex="Times New Roman1" style:font-size-complex="11pt"/>
    </style:style>
    <style:style style:name="P49" style:family="paragraph" style:parent-style-name="Default_20_Text">
      <style:paragraph-properties fo:margin-left="0.4925in" fo:margin-right="-0.7811in" fo:margin-top="0in" fo:margin-bottom="0in" fo:line-height="100%" fo:text-align="start" style:justify-single-word="false" fo:text-indent="0in" style:auto-text-indent="false" style:text-autospace="none" style:writing-mode="lr-tb"/>
      <style:text-properties fo:color="#000000" style:font-name="Courier New2" fo:font-size="11pt" style:font-name-asian="Times New Roman1" style:font-size-asian="11pt" style:font-name-complex="Times New Roman1" style:font-size-complex="11pt"/>
    </style:style>
    <style:style style:name="P50" style:family="paragraph" style:parent-style-name="Default_20_Text">
      <style:paragraph-properties fo:margin-top="0in" fo:margin-bottom="0in" fo:line-height="100%" fo:text-align="start" style:justify-single-word="false" style:text-autospace="none" style:writing-mode="lr-tb"/>
      <style:text-properties style:font-name="Times New Roman1" fo:font-size="12pt" style:font-name-asian="Times New Roman1" style:font-size-asian="12pt" style:font-name-complex="Times New Roman1" style:font-size-complex="12pt"/>
    </style:style>
    <style:style style:name="P51" style:family="paragraph" style:parent-style-name="Default_20_Text">
      <style:paragraph-properties fo:margin-top="0in" fo:margin-bottom="0.139in" fo:line-height="100%" fo:text-align="start" style:justify-single-word="false" style:text-autospace="none"/>
      <style:text-properties style:use-window-font-color="true" style:font-name="CourierNewPSMT" fo:font-size="10pt" fo:font-weight="bold" style:font-name-asian="CourierNewPSMT" style:font-size-asian="10pt" style:font-weight-asian="bold" style:font-name-complex="CourierNewPSMT" style:font-size-complex="10pt" style:font-weight-complex="bold"/>
    </style:style>
    <style:style style:name="P52" style:family="paragraph" style:parent-style-name="Default_20_Text">
      <style:paragraph-properties fo:margin-top="0in" fo:margin-bottom="0.139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ourier New" fo:font-size="10pt" style:font-name-asian="Courier New" style:font-size-asian="10pt" style:font-name-complex="Courier New" style:font-size-complex="10pt"/>
    </style:style>
    <style:style style:name="P53" style:family="paragraph" style:parent-style-name="Default_20_Text">
      <style:paragraph-properties fo:margin-top="0in" fo:margin-bottom="0.139in" fo:line-height="100%" fo:text-align="start" style:justify-single-word="false" style:text-autospace="none"/>
      <style:text-properties fo:color="#000000" style:font-name="Courier New" fo:font-size="10pt" style:font-name-asian="Courier New" style:font-size-asian="10pt" style:font-name-complex="Courier New" style:font-size-complex="10pt"/>
    </style:style>
    <style:style style:name="P54" style:family="paragraph" style:parent-style-name="Default_20_Text">
      <style:paragraph-properties fo:margin-left="0in" fo:margin-right="0.3752in" fo:margin-top="0in" fo:margin-bottom="0in" fo:line-height="100%" fo:text-align="start" style:justify-single-word="false" fo:text-indent="0in" style:auto-text-indent="false" style:text-autospace="none" style:writing-mode="lr-tb"/>
      <style:text-properties fo:color="#000000" style:font-name="Times New Roman1" fo:font-size="12pt" style:font-name-asian="Times New Roman1" style:font-size-asian="12pt" style:font-name-complex="Times New Roman1" style:font-size-complex="12pt"/>
    </style:style>
    <style:style style:name="P55" style:family="paragraph" style:parent-style-name="Default_20_Text">
      <style:paragraph-properties fo:margin-left="0in" fo:margin-right="0.3752in" fo:margin-top="0in" fo:margin-bottom="0in" fo:line-height="100%" fo:text-align="start" style:justify-single-word="false" fo:text-indent="0in" style:auto-text-indent="false" style:text-autospace="none" style:writing-mode="lr-tb"/>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56" style:family="paragraph" style:parent-style-name="Default_20_Text">
      <style:paragraph-properties fo:margin-left="0in" fo:margin-right="0.3752in" fo:margin-top="0in" fo:margin-bottom="0in" fo:line-height="100%" fo:text-align="start" style:justify-single-word="false" fo:text-indent="0in" style:auto-text-indent="false" style:text-autospace="none" style:writing-mode="lr-tb"/>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57" style:family="paragraph" style:parent-style-name="Contents_20_1">
      <style:text-properties style:text-underline-style="none" fo:font-weight="bold" style:font-weight-asian="bold" style:font-weight-complex="bold"/>
    </style:style>
    <style:style style:name="P58" style:family="paragraph" style:parent-style-name="Contents_20_1">
      <style:text-properties fo:font-weight="bold" style:font-weight-asian="bold" style:font-weight-complex="bold"/>
    </style:style>
    <style:style style:name="P59" style:family="paragraph" style:parent-style-name="Contents_20_1">
      <style:text-properties style:font-name="Times New Roman1" fo:font-size="12pt" style:font-name-asian="Times New Roman1" style:font-size-asian="12pt" style:font-name-complex="Times New Roman1" style:font-size-complex="12pt"/>
    </style:style>
    <style:style style:name="P60" style:family="paragraph" style:parent-style-name="Contents_20_1">
      <style:paragraph-properties>
        <style:tab-stops>
          <style:tab-stop style:position="7.7126in" style:type="right" style:leader-style="dotted" style:leader-text="."/>
        </style:tab-stops>
      </style:paragraph-properties>
    </style:style>
    <style:style style:name="P61" style:family="paragraph" style:parent-style-name="Default_20_Text">
      <style:paragraph-properties fo:margin-left="-0.4925in" fo:margin-right="0in" fo:text-align="start" style:justify-single-word="false" fo:text-indent="0in" style:auto-text-indent="false" style:text-autospace="none"/>
      <style:text-properties style:font-name="Courier New" fo:font-size="9pt" style:font-name-asian="Courier New" style:font-size-asian="9pt" style:font-name-complex="Courier New" style:font-size-complex="9pt"/>
    </style:style>
    <style:style style:name="P62" style:family="paragraph" style:parent-style-name="Default_20_Text">
      <style:paragraph-properties fo:margin-left="-0.4925in" fo:margin-right="0in" fo:text-align="start" style:justify-single-word="false" fo:text-indent="0in" style:auto-text-indent="false" style:text-autospace="none"/>
      <style:text-properties fo:color="#3f7f5f" style:font-name="Courier New" fo:font-size="9pt" style:font-name-asian="Courier New" style:font-size-asian="9pt" style:font-name-complex="Courier New" style:font-size-complex="9pt"/>
    </style:style>
    <style:style style:name="P63" style:family="paragraph" style:parent-style-name="Default_20_Text">
      <style:paragraph-properties fo:margin-left="-0.4925in" fo:margin-right="0in" fo:text-align="start" style:justify-single-word="false" fo:text-indent="0in" style:auto-text-indent="false" style:text-autospace="none"/>
      <style:text-properties fo:color="#000000" style:font-name="Courier New" fo:font-size="9pt" style:font-name-asian="Courier New" style:font-size-asian="9pt" style:font-name-complex="Courier New" style:font-size-complex="9pt"/>
    </style:style>
    <style:style style:name="P64" style:family="paragraph" style:parent-style-name="Default_20_Text">
      <style:paragraph-properties fo:margin-left="-1.4772in" fo:margin-right="0in" fo:text-align="start" style:justify-single-word="false" fo:text-indent="0in" style:auto-text-indent="false" style:text-autospace="none"/>
      <style:text-properties style:font-name="Courier New" fo:font-size="9pt" style:font-name-asian="Courier New" style:font-size-asian="9pt" style:font-name-complex="Courier New" style:font-size-complex="9pt"/>
    </style:style>
    <style:style style:name="P65" style:family="paragraph" style:parent-style-name="Default_20_Text">
      <style:paragraph-properties fo:margin-left="-1.4772in" fo:margin-right="0in" fo:text-align="start" style:justify-single-word="false" fo:text-indent="0in" style:auto-text-indent="false" style:text-autospace="none"/>
      <style:text-properties fo:color="#000000" style:font-name="Courier New" fo:font-size="9pt" style:font-name-asian="Courier New" style:font-size-asian="9pt" style:font-name-complex="Courier New" style:font-size-complex="9pt"/>
    </style:style>
    <style:style style:name="P66" style:family="paragraph" style:parent-style-name="Default_20_Text">
      <style:paragraph-properties fo:margin-left="-1.4772in" fo:margin-right="0in" fo:text-align="start" style:justify-single-word="false" fo:text-indent="0in" style:auto-text-indent="false" style:text-autospace="none"/>
      <style:text-properties fo:color="#3f7f5f" style:font-name="Courier New" fo:font-size="9pt" style:font-name-asian="Courier New" style:font-size-asian="9pt" style:font-name-complex="Courier New" style:font-size-complex="9pt"/>
    </style:style>
    <style:style style:name="P67" style:family="paragraph" style:parent-style-name="Default_20_Text">
      <style:paragraph-properties fo:margin-left="-1.9693in" fo:margin-right="0in" fo:text-align="start" style:justify-single-word="false" fo:text-indent="0in" style:auto-text-indent="false" style:text-autospace="none"/>
      <style:text-properties fo:color="#000000" style:font-name="Courier New" fo:font-size="9pt" style:font-name-asian="Courier New" style:font-size-asian="9pt" style:font-name-complex="Courier New" style:font-size-complex="9pt"/>
    </style:style>
    <style:style style:name="P68" style:family="paragraph" style:parent-style-name="Default_20_Text">
      <style:paragraph-properties fo:margin-left="-2.4618in" fo:margin-right="0in" fo:text-align="start" style:justify-single-word="false" fo:text-indent="0in" style:auto-text-indent="false" style:text-autospace="none"/>
      <style:text-properties fo:color="#000000" style:font-name="Courier New" fo:font-size="9pt" style:font-name-asian="Courier New" style:font-size-asian="9pt" style:font-name-complex="Courier New" style:font-size-complex="9pt"/>
    </style:style>
    <style:style style:name="P69" style:family="paragraph" style:parent-style-name="Default_20_Text">
      <style:paragraph-properties fo:margin-left="-0.9846in" fo:margin-right="0in" fo:text-align="start" style:justify-single-word="false" fo:text-indent="0in" style:auto-text-indent="false" style:text-autospace="none"/>
      <style:text-properties style:font-name="Courier New" fo:font-size="9pt" style:font-name-asian="Courier New" style:font-size-asian="9pt" style:font-name-complex="Courier New" style:font-size-complex="9pt"/>
    </style:style>
    <style:style style:name="P70" style:family="paragraph" style:parent-style-name="Text_20_Body_20_Single" style:master-page-name="">
      <style:paragraph-properties fo:margin-left="-0.0083in" fo:margin-right="0in" fo:margin-top="0in" fo:margin-bottom="0.0835in" fo:text-indent="0in" style:auto-text-indent="false" style:page-number="auto" text:number-lines="false" text:line-number="0"/>
      <style:text-properties style:font-name="Times New Roman1" style:font-name-asian="Times New Roman1" style:font-name-complex="Times New Roman1"/>
    </style:style>
    <style:style style:name="P71" style:family="paragraph" style:parent-style-name="Default_20_Text" style:master-page-name="">
      <style:paragraph-properties fo:text-align="start" style:justify-single-word="false" style:page-number="auto"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Helvetica" fo:font-size="12pt" fo:font-weight="bold" style:font-name-asian="Helvetica" style:font-size-asian="12pt" style:font-name-complex="Helvetica" style:font-size-complex="12pt"/>
    </style:style>
    <style:style style:name="P72" style:family="paragraph" style:parent-style-name="Contents_20_3">
      <style:paragraph-properties>
        <style:tab-stops>
          <style:tab-stop style:position="7.3193in" style:type="right" style:leader-style="dotted" style:leader-text="."/>
        </style:tab-stops>
      </style:paragraph-properties>
    </style:style>
    <style:style style:name="P73" style:family="paragraph" style:parent-style-name="Contents_20_2">
      <style:paragraph-properties>
        <style:tab-stops>
          <style:tab-stop style:position="7.5161in" style:type="right" style:leader-style="dotted" style:leader-text="."/>
        </style:tab-stops>
      </style:paragraph-properties>
    </style:style>
    <style:style style:name="P74" style:family="paragraph" style:parent-style-name="Default_20_Text" style:list-style-name="L1">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75" style:family="paragraph" style:parent-style-name="Default_20_Text" style:list-style-name="L5">
      <style:text-properties style:font-name="Times New Roman2"/>
    </style:style>
    <style:style style:name="P76" style:family="paragraph" style:parent-style-name="Default_20_Text" style:list-style-name="L6">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77" style:family="paragraph" style:parent-style-name="Default_20_Text">
      <style:text-properties style:font-name="Times New Roman1" fo:font-size="12pt" style:font-name-asian="Times New Roman1" style:font-size-asian="12pt" style:font-name-complex="Times New Roman1" style:font-size-complex="12pt"/>
    </style:style>
    <style:style style:name="P78" style:family="paragraph" style:parent-style-name="Default_20_Text" style:list-style-name="L2">
      <style:paragraph-properties fo:margin-left="0in" fo:margin-right="0in" fo:margin-top="0.1665in" fo:margin-bottom="0in" fo:line-height="100%" fo:text-align="start" style:justify-single-word="false" fo:text-indent="0in" style:auto-text-indent="false" style:text-autospace="none" style:writing-mode="lr-tb"/>
      <style:text-properties fo:color="#000000" style:font-name="Times New Roman1" fo:font-size="12pt" style:font-name-asian="Times New Roman1" style:font-size-asian="12pt" style:font-name-complex="Times New Roman1" style:font-size-complex="12pt"/>
    </style:style>
    <style:style style:name="P79" style:family="paragraph" style:parent-style-name="Default_20_Text" style:list-style-name="L4">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Times New Roman1" fo:font-size="12pt" style:font-name-asian="Times New Roman1" style:font-size-asian="12pt" style:font-name-complex="Times New Roman1" style:font-size-complex="12pt"/>
    </style:style>
    <style:style style:name="P80" style:family="paragraph" style:parent-style-name="Default_20_Text" style:list-style-name="L3">
      <style:paragraph-properties fo:margin-top="0in" fo:margin-bottom="0in" fo:line-height="100%" fo:text-align="start" style:justify-single-word="false" style:text-autospace="none" style:writing-mode="lr-tb"/>
      <style:text-properties fo:color="#000000" style:font-name="Courier New2" fo:font-size="8pt" style:font-name-asian="Times New Roman1" style:font-size-asian="8pt" style:font-name-complex="Times New Roman1" style:font-size-complex="8pt"/>
    </style:style>
    <style:style style:name="P81" style:family="paragraph" style:parent-style-name="Default_20_Text">
      <style:paragraph-properties fo:break-before="page"/>
      <style:text-properties style:font-name="Times New Roman1" fo:font-size="12pt" style:font-name-asian="Times New Roman1" style:font-size-asian="12pt" style:font-name-complex="Times New Roman1" style:font-size-complex="12pt"/>
    </style:style>
    <style:style style:name="P82" style:family="paragraph" style:parent-style-name="Heading">
      <style:text-properties fo:font-size="13pt" fo:font-weight="bold" style:font-size-asian="13pt" style:font-weight-asian="bold" style:font-size-complex="13pt" style:font-weight-complex="bold"/>
    </style:style>
    <style:style style:name="P83" style:family="paragraph" style:parent-style-name="Heading" style:master-page-name="">
      <style:paragraph-properties fo:margin-left="-0.052in" fo:margin-right="0in" fo:margin-top="0.1665in" fo:margin-bottom="0.0835in" fo:text-indent="0in" style:auto-text-indent="false" style:page-number="auto" fo:keep-with-next="always" text:number-lines="false" text:line-number="0"/>
    </style:style>
    <style:style style:name="P84" style:family="paragraph" style:parent-style-name="Heading_20_2" style:list-style-name=""/>
    <style:style style:name="P85" style:family="paragraph" style:parent-style-name="Heading_20_2">
      <style:paragraph-properties fo:break-before="page"/>
    </style:style>
    <style:style style:name="P86" style:family="paragraph" style:parent-style-name="Heading_20_1">
      <style:text-properties style:font-name="Times New Roman1" style:font-name-asian="Times New Roman1" style:font-name-complex="Times New Roman1"/>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fo:font-size="14pt" style:font-size-asian="14pt" style:font-size-complex="14pt"/>
    </style:style>
    <style:style style:name="P89" style:family="paragraph" style:parent-style-name="Heading_20_1">
      <style:paragraph-properties fo:break-before="page"/>
      <style:text-properties style:font-name="Times New Roman1" fo:font-size="12pt" style:font-name-asian="Times New Roman1" style:font-size-asian="12pt" style:font-name-complex="Times New Roman1" style:font-size-complex="12pt"/>
    </style:style>
    <style:style style:name="P90" style:family="paragraph">
      <style:paragraph-properties fo:text-align="center" style:punctuation-wrap="hanging" style:line-break="strict" style:writing-mode="lr-tb"/>
    </style:style>
    <style:style style:name="T1" style:family="text">
      <style:text-properties style:font-name="Times New Roman2" fo:font-size="11pt" style:font-size-asian="11pt" style:font-size-complex="11pt"/>
    </style:style>
    <style:style style:name="T2" style:family="text">
      <style:text-properties style:font-name="Times New Roman2" fo:font-size="11pt" fo:font-style="italic" style:font-size-asian="11pt" style:font-style-asian="italic" style:font-size-complex="11pt" style:font-style-complex="italic"/>
    </style:style>
    <style:style style:name="T3" style:family="text">
      <style:text-properties fo:color="#000000"/>
    </style:style>
    <style:style style:name="T4" style:family="text">
      <style:text-properties fo:color="#000000" fo:font-style="italic" fo:font-weight="bold" style:font-style-asian="italic" style:font-weight-asian="bold" style:font-style-complex="italic" style:font-weight-complex="bold"/>
    </style:style>
    <style:style style:name="T5" style:family="text">
      <style:text-properties fo:color="#000000" fo:font-style="italic" style:font-style-asian="italic" style:font-style-complex="italic"/>
    </style:style>
    <style:style style:name="T6" style:family="text">
      <style:text-properties fo:color="#000000" fo:font-weight="bold" style:font-weight-asian="bold" style:font-weight-complex="bold"/>
    </style:style>
    <style:style style:name="T7" style:family="text">
      <style:text-properties fo:color="#000000" fo:font-style="normal" fo:font-weight="normal" style:font-style-asian="normal" style:font-weight-asian="normal" style:font-style-complex="normal" style:font-weight-complex="normal"/>
    </style:style>
    <style:style style:name="T8" style:family="text">
      <style:text-properties style:use-window-font-color="true"/>
    </style:style>
    <style:style style:name="T9" style:family="text">
      <style:text-properties style:use-window-font-color="true" fo:font-style="italic" fo:font-weight="bold" style:font-style-asian="italic" style:font-weight-asian="bold" style:font-style-complex="italic" style:font-weight-complex="bold"/>
    </style:style>
    <style:style style:name="T10" style:family="text">
      <style:text-properties style:use-window-font-color="true" style:font-name="CourierNewPSMT" fo:font-size="10pt" style:font-name-asian="CourierNewPSMT" style:font-size-asian="10pt" style:font-name-complex="CourierNewPSMT" style:font-size-complex="10pt"/>
    </style:style>
    <style:style style:name="T11" style:family="text">
      <style:text-properties style:use-window-font-color="true" style:font-name="Arial1" fo:font-size="12pt" fo:font-weight="bold" style:font-name-asian="Arial Unicode MS" style:font-size-asian="14pt" style:font-name-complex="Tahoma" style:font-size-complex="14pt"/>
    </style:style>
    <style:style style:name="T12" style:family="text">
      <style:text-properties style:use-window-font-color="true" style:font-name="Times New Roman" fo:font-size="15.6000003814697pt" fo:font-weight="bold" style:font-size-asian="13.8000001907349pt" style:font-weight-asian="bold" style:font-size-complex="13.8000001907349pt" style:font-weight-complex="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color="#7f0055" fo:font-weight="bold" style:font-weight-asian="bold" style:font-weight-complex="bold"/>
    </style:style>
    <style:style style:name="T16" style:family="text">
      <style:text-properties fo:color="#7f0055" fo:font-style="normal" fo:font-weight="bold" style:font-style-asian="normal" style:font-weight-asian="bold" style:font-style-complex="normal" style:font-weight-complex="bold"/>
    </style:style>
    <style:style style:name="T17" style:family="text">
      <style:text-properties fo:color="#3f7f5f"/>
    </style:style>
    <style:style style:name="T18" style:family="text">
      <style:text-properties fo:color="#3f7f5f" style:text-underline-style="solid" style:text-underline-width="auto" style:text-underline-color="font-color"/>
    </style:style>
    <style:style style:name="T19" style:family="text">
      <style:text-properties fo:color="#2a00ff"/>
    </style:style>
    <style:style style:name="T20" style:family="text">
      <style:text-properties fo:color="#2a00ff" fo:font-size="10pt" style:font-name-asian="Courier New" style:font-size-asian="10pt" style:font-name-complex="Courier New" style:font-size-complex="10pt"/>
    </style:style>
    <style:style style:name="T21" style:family="text">
      <style:text-properties fo:color="#0000c0" fo:font-style="italic" style:font-style-asian="italic" style:font-style-complex="italic"/>
    </style:style>
    <style:style style:name="T22" style:family="text">
      <style:text-properties fo:background-color="transparent"/>
    </style:style>
    <style:style style:name="T23" style:family="text">
      <style:text-properties fo:font-size="14pt" style:font-size-asian="14pt" style:font-size-complex="14p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font-name="Times New Roman1" fo:font-size="12pt" style:font-name-asian="Times New Roman1" style:font-size-asian="12pt" style:font-name-complex="Times New Roman1" style:font-size-complex="12pt"/>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center" style:horizontal-rel="paragraph-content" fo:padding="0in" fo:border="none" style:flow-with-text="false"/>
    </style:style>
    <style:style style:name="fr2" style:family="graphic" style:parent-style-name="Frame">
      <style:graphic-properties fo:margin-left="0in" fo:margin-right="0in" fo:margin-top="0in" fo:margin-bottom="0in" style:wrap="run-through" style:number-wrapped-paragraphs="no-limit" style:horizontal-pos="center" style:horizontal-rel="paragraph-content" fo:padding="0in" fo:border="none" style:flow-with-text="fals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style:style style:name="gr1" style:family="graphic">
      <style:graphic-properties svg:stroke-width="0.0236in" svg:stroke-color="#ff3333" draw:fill="none" draw:fill-color="#ffff99" draw:textarea-horizontal-align="center" draw:textarea-vertical-align="middle" fo:padding-top="0.0118in" fo:padding-bottom="0.0118in" fo:padding-left="0.0118in" fo:padding-right="0.011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36in" svg:stroke-color="#ffcc00" draw:fill="none" draw:fill-color="#ffff99" draw:textarea-horizontal-align="center" draw:textarea-vertical-align="middle" fo:padding-top="0.0118in" fo:padding-bottom="0.0118in" fo:padding-left="0.0118in" fo:padding-right="0.011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533554" text:style-name="L1">
        <text:list-header>
          <text:p text:style-name="P74"><draw:frame draw:style-name="fr3" draw:name="graphics4" text:anchor-type="paragraph" svg:y="0.0071in" svg:width="7.5in" svg:height="2.9161in" draw:z-index="15"><draw:image xlink:href="Pictures/2000000700004CD1000011493822664C.svm" xlink:type="simple" xlink:show="embed" xlink:actuate="onLoad"/></draw:frame></text:p>
        </text:list-header>
      </text:list>
      <text:p text:style-name="P3"/>
      <text:p text:style-name="P19">Sametime</text:p>
      <text:p text:style-name="P20"><text:tab/><text:tab/><text:tab/>Version 9.0</text:p>
      <text:p text:style-name="P8"/>
      <text:p text:style-name="P8"/>
      <text:p text:style-name="P21"><text:tab/><text:tab/><text:tab/>Sametime 9.0 Software Development Kit</text:p>
      <text:p text:style-name="P23"><text:tab/><text:tab/><text:tab/>Remote Client API Guide</text:p>
      <text:p text:style-name="P24"/>
      <text:p text:style-name="P24"/>
      <text:p text:style-name="P24"/>
      <text:p text:style-name="P24"><draw:frame draw:style-name="fr3" draw:name="graphics5" text:anchor-type="paragraph" svg:y="0.1382in" svg:width="7.4839in" svg:height="3.6256in" draw:z-index="16"><draw:image xlink:href="Pictures/2000000700004A41000023F9003430BB.svm" xlink:type="simple" xlink:show="embed" xlink:actuate="onLoad"/></draw:frame></text:p>
      <text:p text:style-name="P8">IBM Lotus® Sametime Licensed Materials - Property of IBM. (C) Copyright IBM Corp. 2004, 2011. All Rights Reserved. U.S. Government Users Restricted Rights - Use, duplication or disclosure restricted by GSA ADP Schedule Contract with IBM Corp. IBM, AIX®, DB2®, developerWorks, Lotus, Passport Advantage, Sametime, and WebSphere® are trademarks or registered trademarks of International Business Machines in the US and/or other countries. Linux is a registered trademark of Linus Torvalds in the United States, other countries, or both. Solaris is a trademark of Sun Microsystems, Inc. in the United States, other countries, or both. Windows is a registered trademark of Microsoft Corporation in the US and other countries. Other company, product, or service names may be trademarks or service marks of others.</text:p>
      <text:p text:style-name="Contents_20_1"/>
      <text:p text:style-name="Contents_20_1">This edition applies to version 9.0 of IBM Lotus Sametime (program number 5725-M36) and to all subsequent releases and modifications until otherwise indicated in new editions.</text:p>
      <text:p text:style-name="Contents_20_1"/>
      <text:p text:style-name="P58">© Copyright IBM Corporation 2013.</text:p>
      <text:p text:style-name="P59">US Government Users Restricted Rights – Use, duplication or disclosure restricted by GSA ADP Schedule Contract with IBM Corp.</text:p>
      <text:p text:style-name="P8"/>
      <text:p text:style-name="P8"/>
      <text:p text:style-name="P8"/>
      <text:p text:style-name="P8"/>
      <text:p text:style-name="P81"/>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Contents_20_Heading" text:outline-level="3">Table of Contents</text:h>
          </text:index-title>
          <text:p text:style-name="P60"><text:a xlink:type="simple" xlink:href="#1.|outline" text:style-name="Index_20_Link" text:visited-style-name="Index_20_Link"><text:tab/>3</text:a></text:p>
          <text:p text:style-name="P60"><text:a xlink:type="simple" xlink:href="#2.Remote Client Toolkit Overview|outline" text:style-name="Index_20_Link" text:visited-style-name="Index_20_Link">2. <text:s/>Remote Client Toolkit Overview<text:tab/>4</text:a></text:p>
          <text:p text:style-name="P73"><text:a xlink:type="simple" xlink:href="#2.1.What's in the toolkit|outline" text:style-name="Index_20_Link" text:visited-style-name="Index_20_Link">2.1 <text:s/>What's in the toolkit<text:tab/>4</text:a></text:p>
          <text:p text:style-name="P73"><text:a xlink:type="simple" xlink:href="#2.2.Dependencies|outline" text:style-name="Index_20_Link" text:visited-style-name="Index_20_Link">2.2 <text:s/>Dependencies<text:tab/>4</text:a></text:p>
          <text:p text:style-name="P60"><text:a xlink:type="simple" xlink:href="#3.Meeting server setup and configuration|outline" text:style-name="Index_20_Link" text:visited-style-name="Index_20_Link">3. <text:s/>Meeting server setup and configuration<text:tab/>5</text:a></text:p>
          <text:p text:style-name="P73"><text:a xlink:type="simple" xlink:href="#3.1.Create a file based user repository|outline" text:style-name="Index_20_Link" text:visited-style-name="Index_20_Link">3.1 <text:s/>Create a file based user repository<text:tab/>5</text:a></text:p>
          <text:p text:style-name="P72"><text:a xlink:type="simple" xlink:href="#3.1.1.Creating a user via the WAS admin console:|outline" text:style-name="Index_20_Link" text:visited-style-name="Index_20_Link">3.1.1 <text:s/>Creating a user via the WAS admin console:<text:tab/>5</text:a></text:p>
          <text:p text:style-name="P73"><text:a xlink:type="simple" xlink:href="#3.2.Setting up a custom login page:|outline" text:style-name="Index_20_Link" text:visited-style-name="Index_20_Link">3.2 <text:s/>Setting up a custom login page:<text:tab/>6</text:a></text:p>
          <text:p text:style-name="P72"><text:a xlink:type="simple" xlink:href="#3.2.1.Modifying the jython script to change configuration values:|outline" text:style-name="Index_20_Link" text:visited-style-name="Index_20_Link">3.2.1 <text:s/>Modifying the jython script to change configuration values:<text:tab/>6</text:a></text:p>
          <text:p text:style-name="P72"><text:a xlink:type="simple" xlink:href="#3.2.2.Running the script:|outline" text:style-name="Index_20_Link" text:visited-style-name="Index_20_Link">3.2.2 <text:s/>Running the script:<text:tab/>6</text:a></text:p>
          <text:p text:style-name="P72"><text:a xlink:type="simple" xlink:href="#3.2.3.Deploying the custom login page sample|outline" text:style-name="Index_20_Link" text:visited-style-name="Index_20_Link">3.2.3 <text:s/>Deploying the custom login page sample<text:tab/>7</text:a></text:p>
          <text:p text:style-name="P73"><text:a xlink:type="simple" xlink:href="#3.3. Creating unlimited rooms:|outline" text:style-name="Index_20_Link" text:visited-style-name="Index_20_Link">3.3 <text:s text:c="2"/>Creating unlimited rooms:<text:tab/>7</text:a></text:p>
          <text:p text:style-name="P73"><text:a xlink:type="simple" xlink:href="#3.4.Editing policy for users:|outline" text:style-name="Index_20_Link" text:visited-style-name="Index_20_Link">3.4 <text:s/>Editing policy for users:<text:tab/>7</text:a></text:p>
          <text:p text:style-name="P60"><text:a xlink:type="simple" xlink:href="#4.Creating Custom Server-side Integration Points:|outline" text:style-name="Index_20_Link" text:visited-style-name="Index_20_Link">4. <text:s/>Creating Custom Server-side Integration Points:<text:tab/>9</text:a></text:p>
          <text:p text:style-name="P60"><text:a xlink:type="simple" xlink:href="#5.SSL support in the client toolkit|outline" text:style-name="Index_20_Link" text:visited-style-name="Index_20_Link">5. <text:s/>SSL support in the client toolkit<text:tab/>10</text:a></text:p>
          <text:p text:style-name="P60"><text:a xlink:type="simple" xlink:href="#6.Samples|outline" text:style-name="Index_20_Link" text:visited-style-name="Index_20_Link">6. <text:s/>Samples<text:tab/>12</text:a></text:p>
          <text:p text:style-name="P60"><text:a xlink:type="simple" xlink:href="#6.6.1 Running the Samples|outline" text:style-name="Index_20_Link" text:visited-style-name="Index_20_Link">6.1 Running the Samples<text:tab/>12</text:a></text:p>
          <text:p text:style-name="P72"><text:a xlink:type="simple" xlink:href="#6.0.0.6.2 Sample: Creating a room&#9;|outline" text:style-name="Index_20_Link" text:visited-style-name="Index_20_Link">6.2 Sample: Creating a room<text:tab/>21</text:a></text:p>
          <text:p text:style-name="P72"><text:a xlink:type="simple" xlink:href="#6.0.0.6.3 Sample: Getting room information|outline" text:style-name="Index_20_Link" text:visited-style-name="Index_20_Link">6.3 Sample: Getting room information<text:tab/>22</text:a></text:p>
          <text:p text:style-name="P72"><text:a xlink:type="simple" xlink:href="#6.0.0.6.4 Sample: Searching for a room based on originType and originId|outline" text:style-name="Index_20_Link" text:visited-style-name="Index_20_Link">6.4 Sample: Searching for a room based on originType and originId<text:tab/>23</text:a></text:p>
          <text:p text:style-name="P72"><text:a xlink:type="simple" xlink:href="#6.0.0.6.5 Sample: Anonymous Join, RealTimeSessionListener, and Modifying Maps|outline" text:style-name="Index_20_Link" text:visited-style-name="Index_20_Link">6.5 Sample: Anonymous Join, RealTimeSessionListener, and Modifying Maps<text:tab/>25</text:a></text:p>
          <text:p text:style-name="P60"><text:a xlink:type="simple" xlink:href="#7.Logging and troubleshooting|outline" text:style-name="Index_20_Link" text:visited-style-name="Index_20_Link">7. <text:s/>Logging and troubleshooting<text:tab/>26</text:a></text:p>
          <text:p text:style-name="P60"><text:a xlink:type="simple" xlink:href="#8.Notices|outline" text:style-name="Index_20_Link" text:visited-style-name="Index_20_Link">8. <text:s/>Notices<text:tab/>27</text:a></text:p>
        </text:index-body>
      </text:table-of-content>
      <text:h text:style-name="Heading_20_1" text:outline-level="1" text:is-list-header="true"/>
      <text:h text:style-name="P87" text:outline-level="1">Remote Client Toolkit Overview</text:h>
      <text:p text:style-name="P3"/>
      <text:p text:style-name="P3">This toolkit will enable third parties to integrate with Sametime Meetings by providing <text:s/>room creation and management APIs.</text:p>
      <text:p text:style-name="P4"/>
      <text:h text:style-name="Heading_20_2" text:outline-level="2">What's in the toolkit</text:h>
      <text:p text:style-name="Default_20_Text"/>
      <text:p text:style-name="Default_20_Text">The toolkit consists of the following directories and contents:</text:p>
      <text:p text:style-name="Default_20_Text"/>
      <text:p text:style-name="Default_20_Text">doc – consists of a PDF and ODT file with a general “how-to” guide.</text:p>
      <text:p text:style-name="Default_20_Text">Javadoc – java documentation of the APIs exposed</text:p>
      <text:p text:style-name="Default_20_Text">lib – a library of dependencies </text:p>
      <text:p text:style-name="Default_20_Text">sample – sample applications demonstrating the use of APIs and a sample customized login page</text:p>
      <text:p text:style-name="Default_20_Text">logging – containing a single logging.properties file for debugging purposes.</text:p>
      <text:p text:style-name="Default_20_Text">scripts – containing some scripts to set up the server.</text:p>
      <text:p text:style-name="Default_20_Text">server-project – contains the server side plugin sample necessary to tie into the server framework.</text:p>
      <text:p text:style-name="P31"/>
      <text:h text:style-name="Heading_20_2" text:outline-level="2">Dependencies</text:h>
      <text:p text:style-name="Default_20_Text">The dependencies are listed in the “lib” directory of the toolkit zip. On a high level, the external dependencies are:</text:p>
      <text:p text:style-name="Default_20_Text">Apache HttpClient 4.0.1</text:p>
      <text:p text:style-name="Default_20_Text">Apache Httpcore 4.0.1</text:p>
      <text:p text:style-name="Default_20_Text">Apache HttpMime 4.0.1</text:p>
      <text:p text:style-name="Default_20_Text">commons-logging 1.1</text:p>
      <text:p text:style-name="Default_20_Text">Apache mime4j 0.6</text:p>
      <text:p text:style-name="Default_20_Text">JSON4J</text:p>
      <text:h text:style-name="P87" text:outline-level="1">Meeting server <text:span text:style-name="T23">setup</text:span> and configuration</text:h>
      <text:p text:style-name="P8"/>
      <text:p text:style-name="P8">This section will provide an overview of the setup and configuration tasks that need to be performed <text:s text:c="2"/>on the meeting server before using the toolkit APIs. These instructions are <text:s/>very specific and may need to be adjusted depending on the customer's needs.</text:p>
      <text:p text:style-name="P8"/>
      <text:p text:style-name="P8">Note: It's important to have access to post 9.0-beta builds of the IBM Sametime 9.0 server, since some of the toolkit features depend on changes made after the beta release. <text:s/>Instructions on installing a meeting server can be found elsewhere.</text:p>
      <text:p text:style-name="P8"/>
      <text:h text:style-name="Heading_20_2" text:outline-level="2">Create a file based user repository</text:h>
      <text:p text:style-name="P32">Most users of this toolkit will have their users registered in LDAP. <text:s/>However, in the case that this is not feasible, there is an option to create users in default wim file repository via the admin console or by editing fileRegistry.xml, or use AdminTask in wsadmin. <text:s text:c="2"/>It is important to note that since the Meeting server depends on the user's User Principal to be always mapped to the e-mail attribute, developers are required to alter the wimconfig.xml file, to ensure the mail attribute is first in the list of login properties.</text:p>
      <text:h text:style-name="P82" text:outline-level="3">Creating a user via the WAS admin console:</text:h>
      <text:list xml:id="list32530110" text:style-name="L2">
        <text:list-item>
          <text:list>
            <text:list-item>
              <text:p text:style-name="P78">In the admin console, navigate to “Users and Groups” and click on “Manage Users”</text:p>
            </text:list-item>
            <text:list-item>
              <text:p text:style-name="P78">Click on “Create” and enter the fields for a new user. Make sure the user has an e-mail address.</text:p>
            </text:list-item>
            <text:list-item>
              <text:p text:style-name="P78">Edit the winconfig.xml file, to make sure the mail attribute as is <text:s/>first login property for the wim file repository in wimconfig.xml, this should be done on the deployment manager, not the application server, the file is typically localed like:</text:p>
            </text:list-item>
          </text:list>
        </text:list-item>
      </text:list>
      <text:p text:style-name="P34"><text:tab/>...\AppServer\profiles\STMAppProfile\config\cells\&lt;cell&gt;\wim\config</text:p>
      <text:p text:style-name="P33"><text:tab/>The adapted file should look like:</text:p>
      <text:p text:style-name="P33"/>
      <text:p text:style-name="P47">&lt;config:repositories xsi:type="config:FileRepositoryType" <text:tab/>adapterClassName="com.ibm.ws.wim.adapter.file.was.FileAdapter"</text:p>
      <text:p text:style-name="P48"><text:span text:style-name="T3"><text:tab/>id="InternalFileRepository" supportPaging="false" ...&gt;<text:line-break/> <text:s text:c="5"/><text:tab/>&lt;config:baseEntries name="o=defaultWIMFileBasedRealm"/&gt;<text:line-break/> <text:s text:c="5"/><text:tab/></text:span><text:span text:style-name="T4">&lt;config:loginProperties&gt;mail&lt;/config:loginProperties&gt;</text:span><text:span text:style-name="T3"><text:line-break/><text:tab/>&lt;config:loginProperties&gt;uid&lt;/config:loginProperties&gt;</text:span></text:p>
      <text:p text:style-name="P49">&lt;/config:repositories&gt;</text:p>
      <text:list xml:id="list32525864" text:style-name="L3">
        <text:list-header>
          <text:p text:style-name="P80"/>
        </text:list-header>
      </text:list>
      <text:p text:style-name="P50"><text:span text:style-name="T6">Note</text:span><text:span text:style-name="T3">: In order for this change to take affect, all servers must be restated, specifically the deployment manager (dmgr), and the application server (STMeetingServer).</text:span></text:p>
      <text:h text:style-name="P85" text:outline-level="2">Setting up a custom login page:</text:h>
      <text:p text:style-name="P35"/>
      <text:p text:style-name="P35">Some integrators require their users to be automatically logged in, or to leverage SSO capabilities of the over all system solution. <text:s/>The URLs to Sametime meetings lead to a controller, which always redirects users to a configurable login page. <text:s/>It is the job of the login page, to collect the user's info (id, password, nickname, etc), and POST this data back to the room URL. <text:s text:c="2"/>The login page is required, because several mechanisms work together, for example, HTTP redirect headers, cookies, etc. <text:s/></text:p>
      <text:p text:style-name="P35"/>
      <text:p text:style-name="P35">The default page, which ships with Sametime, prompts the user for either their login credentials, or their nick name. <text:s/>It can be referred to as an example of how to build a custom login page. <text:s/>For example, such a custom logon page, configured to be used in place of the default Sametime login page, could simply offer some temporary text, indicating the user is being transferred to a meeting room, which simultaneously doing a hidden/transparent POST of pre-determined user credentials or nick-name.</text:p>
      <text:p text:style-name="P35"/>
      <text:p text:style-name="P35">This next sections offer details of setting up a custom login page. The following steps are needed:</text:p>
      <text:p text:style-name="P35"/>
      <text:list xml:id="list32543744" text:style-name="L4">
        <text:list-item>
          <text:p text:style-name="P79">Modify the configuration value with the new custom login page. Details about achieving this via scripting are documented below.</text:p>
        </text:list-item>
        <text:list-item>
          <text:p text:style-name="P79">Deploy the custom login page on the server.</text:p>
        </text:list-item>
      </text:list>
      <text:p text:style-name="P35"/>
      <text:h text:style-name="P83" text:outline-level="3">Modifying the jython script to change configuration values:</text:h>
      <text:p text:style-name="P35"/>
      <text:p text:style-name="P35">The login page is a configuration value on the meeting server. It can be changed via a wsadmin/jython script attached with this toolkit (changeConfigLoginPage.py in the /scripts directory of the SDK).</text:p>
      <text:p text:style-name="P35"/>
      <text:p text:style-name="P35">Open changeConfigLoginPage.py in a text editor and search for the words 'meetingroomcenter.customLoginPage'. Modify the value field to be the custom login page.</text:p>
      <text:p text:style-name="P35"/>
      <text:p text:style-name="P35">Example: <text:span text:style-name="T8">parms = ['meetingroomcenter.customLoginPage', </text:span><text:span text:style-name="T9">'myloginpage.jsp</text:span><text:span text:style-name="T8">']</text:span></text:p>
      <text:p text:style-name="P42"/>
      <text:p text:style-name="P42">Save the file and copy it to the &lt;Websphere install directory&gt;/AppServer/bin.</text:p>
      <text:p text:style-name="P35"/>
      <text:h text:style-name="Heading" text:outline-level="3">Running the script:</text:h>
      <text:p text:style-name="P35"/>
      <text:p text:style-name="P37">Note: Usernames / <text:span text:style-name="T22">passwords</text:span> / paths will have to be changed to match your server.</text:p>
      <text:p text:style-name="P36"/>
      <text:p text:style-name="P36">From a command prompt, navigate to the &lt;WAS install path&gt;/AppServer/bin directory. </text:p>
      <text:p text:style-name="P36"/>
      <text:p text:style-name="P36">Run the following command:</text:p>
      <text:p text:style-name="P36"/>
      <text:p text:style-name="P36"><text:tab/>wsadmin -conntype SOAP -host localhost -port 8880 -user <text:span text:style-name="T13">&lt;username&gt;</text:span> -password <text:span text:style-name="T13">&lt;password&gt;</text:span> -lang jython -f changeConfigLoginPage.py -wsadmin_classpath "C:\Program Files\IBM\WebSphere\AppServer\profiles\STMAppProfile\optionalLibraries\rtc\rtc.common.jar"</text:p>
      <text:p text:style-name="P38"/>
      <text:p text:style-name="P39">After the command executes successfully, the configuration will have been modified to point to the new login page. Restart the server.</text:p>
      <text:p text:style-name="P39"/>
      <text:h text:style-name="Heading" text:outline-level="3">Deploying the custom login page sample</text:h>
      <text:p text:style-name="Text_20_Body_20_Single">A custom login page sample is provided with the SDK under the “samples” directory. customloginpageSample.jsp and mock_post.jsp need to be deployed on the server under the stmeetings.webclient WAR file.</text:p>
      <text:p text:style-name="P45">..\AppServer\profiles\STMAppProfile\installedApps\xyzmeetingCell\Sametime Meeting Server.ear\stmeetings.webclient.war\</text:p>
      <text:p text:style-name="Text_20_Body_20_Single">The purpose of the sample is to demonstrate joining a room without requiring any manual user input provided there are other ways of getting the user's information before-hand. </text:p>
      <text:p text:style-name="Text_20_Body_20_Single">When the login page is invoked as part of joining a room, this sample reads some pre-defined, custom cookies and joins the room. The join is accomplished via a HTTP POST. The parameters that get posted are display name of the user, login Id and password (if the room has any). </text:p>
      <text:p text:style-name="Text_20_Body_20_Single">The pre-defined cookies can be set by entering the information first in mock_post.jsp. The custom login page configuration value can also be set/unset via this JSP. </text:p>
      <text:p text:style-name="P45">Note: This cookie mechanism is strictly for demonstration purposes only. It does not show the most effective way to integrate with Meetings. Integrators should devise their own mechanism for integrating their application with meetings.</text:p>
      <text:h text:style-name="Heading_20_2" text:outline-level="2"><text:s/>Creating unlimited rooms:</text:h>
      <text:p text:style-name="Text_20_Body_20_Single"/>
      <text:p text:style-name="Default_20_Text">Administrators may have the need to create unlimited rooms on the meeting server. Default policy limits number of rooms per user to 100. To do this, a new custom configuration key needs to be created on the server. The same procedure documented above for the custom login page can be used for this (see section on “Creating a custom login page”). </text:p>
      <text:p text:style-name="Default_20_Text">The changeConfig.py script needs to be modified as follows:</text:p>
      <text:p text:style-name="Default_20_Text">Example: <text:span text:style-name="T8">parms = ['</text:span><text:span text:style-name="T20">meetingroomcenter.overrideAdminUserRoomLimit</text:span><text:span text:style-name="T8">', </text:span><text:span text:style-name="T9">'true</text:span><text:span text:style-name="T8">']</text:span></text:p>
      <text:p text:style-name="Default_20_Text"/>
      <text:p text:style-name="Default_20_Text">To reset the policy limit, this configuration value can be set to false.</text:p>
      <text:p text:style-name="P84"/>
      <text:h text:style-name="Heading_20_2" text:outline-level="2">Editing policy for users:</text:h>
      <text:p text:style-name="Default_20_Text"/>
      <text:p text:style-name="P9">The Sametime System Console (SSC) should be used to manage user policies for meetings. <text:s/>It is not possible to create or manage new policies <text:s/>without using the SSC. <text:s/>However, it is possible possible to modify the two pre-existing default policies.</text:p>
      <text:p text:style-name="P9">This is done by pulling the row of policy data out of DB2 (there are only 2 rows for meeting server:</text:p>
      <text:list xml:id="list32541349" text:style-name="L5">
        <text:list-item>
          <text:p text:style-name="P75">Default-anonymous policy for meetings</text:p>
        </text:list-item>
        <text:list-item>
          <text:p text:style-name="P75">Default-authentic user policy for meetings </text:p>
        </text:list-item>
      </text:list>
      <text:p text:style-name="P9"/>
      <text:p text:style-name="P9">Each row is XML data (text). <text:s/>Once the rows is selected, the XML data can be edited, then re-inserted into the Database.</text:p>
      <text:p text:style-name="P9">Since the XML sections and element names are not intuitive, annotated/commented versions Are provided as part of the toolkit API bundle.</text:p>
      <text:p text:style-name="P9"/>
      <text:p text:style-name="P9"><text:span text:style-name="T13">Note: </text:span>It is possible to inspect these changes by using the policy REST API URL, for example this can be inspected from a browser. <text:s/><text:tab/></text:p>
      <text:p text:style-name="P9"><text:tab/>http://server.company.com/stmeetings/policy?format=json</text:p>
      <text:h text:style-name="P88" text:outline-level="1">Creating Custom Server-side Integration Points:</text:h>
      <text:p text:style-name="P54"/>
      <text:p text:style-name="P54">Some integration scenarios require server-side hooks, to trigger custom code on events, such as when users leave or join meetings. <text:s/>The meeting server provides a number of APIs, which are based on the eclipse-like, server-side plugin model. <text:s/>The allows a developer to create a new plug-in jar file, which implements certain interfaces, and plug <text:s/>into the server infrastructure via extension points or filters.</text:p>
      <text:p text:style-name="P54"/>
      <text:p text:style-name="P54">A sample eclipse project, containing both source and a .jar file, <text:s/>is provided in the server-project directory of the SDK. <text:s/>The source project “meeting.plugin.server.sample” is a full fledged Eclipse project and can be imported into Eclipse. </text:p>
      <text:p text:style-name="P54"/>
      <text:p text:style-name="P54">To test the sample, the meeting.plugin.server.sample.jar must be copied to the <text:s/>server's shared libraries directory - </text:p>
      <text:p text:style-name="P54"/>
      <text:p text:style-name="P54">.../profiles/STMAppProfile/optionalLibraries/rtc.</text:p>
      <text:p text:style-name="P54"/>
      <text:p text:style-name="P55">Note: Server will have to be restarted for this change to be picked up.</text:p>
      <text:p text:style-name="P55"/>
      <text:p text:style-name="P56">The prints from the sample will show up in the logs when a user joins/leaves a session on the meeting server. Prints will have to be enabled for com.ibm.rtc.sample.Sample via the WAS admin console to see this in action.</text:p>
      <text:p text:style-name="P35"/>
      <text:p text:style-name="P57">Sample code:</text:p>
      <text:p text:style-name="P35"/>
      <text:p text:style-name="P43"/>
      <text:p text:style-name="P27"><text:span text:style-name="T15">public</text:span><text:span text:style-name="T3"> </text:span><text:span text:style-name="T15">final</text:span><text:span text:style-name="T3"> </text:span><text:span text:style-name="T15">class</text:span><text:span text:style-name="T3"> Sample </text:span><text:span text:style-name="T15">implements</text:span><text:span text:style-name="T3"> MessagingFilter</text:span></text:p>
      <text:p text:style-name="P25">{</text:p>
      <text:p text:style-name="P25"/>
      <text:p text:style-name="P61"><text:span text:style-name="T3"><text:tab/></text:span><text:span text:style-name="T15">protected</text:span><text:span text:style-name="T3"> </text:span><text:span text:style-name="T15">static</text:span><text:span text:style-name="T3"> </text:span><text:span text:style-name="T15">final</text:span><text:span text:style-name="T3"> Logger </text:span><text:span text:style-name="T21">logger</text:span><text:span text:style-name="T3"> = Logger.getLogger(Sample.</text:span><text:span text:style-name="T15">class</text:span><text:span text:style-name="T3">.getName());</text:span></text:p>
      <text:p text:style-name="P61"/>
      <text:p text:style-name="P61"><text:span text:style-name="T3"><text:tab/></text:span><text:span text:style-name="T17">/* (non-Javadoc)</text:span></text:p>
      <text:p text:style-name="P62"><text:tab/> * @see com.ibm.rtc.polled.ext.MessagingFilter#isMessagingEnabled()</text:p>
      <text:p text:style-name="P62"><text:tab/> */</text:p>
      <text:p text:style-name="P61"><text:span text:style-name="T3"><text:tab/></text:span><text:span text:style-name="T15">public</text:span><text:span text:style-name="T3"> </text:span><text:span text:style-name="T15">boolean</text:span><text:span text:style-name="T3"> isMessagingEnabled()</text:span></text:p>
      <text:p text:style-name="P63"><text:tab/>{</text:p>
      <text:p text:style-name="P61"><text:span text:style-name="T3"><text:tab/><text:tab/></text:span><text:span text:style-name="T15">return</text:span><text:span text:style-name="T3"> </text:span><text:span text:style-name="T15">true</text:span><text:span text:style-name="T3">;</text:span></text:p>
      <text:p text:style-name="P63"><text:tab/>}</text:p>
      <text:p text:style-name="P63"><text:tab/></text:p>
      <text:p text:style-name="P61"><text:span text:style-name="T3"><text:tab/></text:span><text:span text:style-name="T17">/* (non-Javadoc)</text:span></text:p>
      <text:p text:style-name="P62"><text:tab/> * @see com.ibm.rtc.polled.ext.MessagingFilter#filterMessagingEvent(com.ibm.rtc.polled.UpdateEvent)</text:p>
      <text:p text:style-name="P62"><text:tab/> */</text:p>
      <text:p text:style-name="P61"><text:span text:style-name="T3"><text:tab/></text:span><text:span text:style-name="T15">public</text:span><text:span text:style-name="T3"> </text:span><text:span text:style-name="T15">boolean</text:span><text:span text:style-name="T3"> filterMessagingEvent(UpdateEvent updateEvent)</text:span></text:p>
      <text:p text:style-name="P63"><text:tab/>{</text:p>
      <text:p text:style-name="P61"><text:span text:style-name="T3"><text:tab/><text:tab/></text:span><text:span text:style-name="T17">// always set this to false, since we're just using this as a hook</text:span></text:p>
      <text:p text:style-name="P61"><text:span text:style-name="T3"><text:tab/><text:tab/></text:span><text:span text:style-name="T17">// and we don't want to alter meeting server's behavior</text:span></text:p>
      <text:p text:style-name="P61"><text:span text:style-name="T3"><text:tab/><text:tab/></text:span><text:span text:style-name="T15">boolean</text:span><text:span text:style-name="T3"> filterMessagingEvent = </text:span><text:span text:style-name="T15">false</text:span><text:span text:style-name="T3">;</text:span></text:p>
      <text:p text:style-name="P61"/>
      <text:p text:style-name="P61"><text:span text:style-name="T3"><text:tab/><text:tab/></text:span><text:span text:style-name="T21">logger</text:span><text:span text:style-name="T3">.entering(</text:span><text:span text:style-name="T15">this</text:span><text:span text:style-name="T3">.getClass().getName(), </text:span><text:span text:style-name="T19">"filterMessagingEvent"</text:span><text:span text:style-name="T3">, updateEvent);</text:span></text:p>
      <text:p text:style-name="P63"><text:tab/><text:tab/></text:p>
      <text:p text:style-name="P61"><text:span text:style-name="T3"><text:tab/><text:tab/></text:span><text:span text:style-name="T17">// lets hook the event that a user is leaving a meeting room</text:span></text:p>
      <text:p text:style-name="P61"><text:span text:style-name="T3"><text:tab/><text:tab/></text:span><text:span text:style-name="T17">// first check for UserMap, all other events will be ignored</text:span></text:p>
      <text:p text:style-name="P61"><text:span text:style-name="T3"><text:tab/><text:tab/></text:span><text:span text:style-name="T15">if</text:span><text:span text:style-name="T3">(updateEvent.getContainerName().equals(</text:span><text:span text:style-name="T19">"UserMap"</text:span><text:span text:style-name="T3">))</text:span></text:p>
      <text:p text:style-name="P63"><text:tab/><text:tab/>{</text:p>
      <text:p text:style-name="P61"><text:span text:style-name="T3"><text:tab/><text:tab/><text:tab/></text:span><text:span text:style-name="T17">// next make sure this is special case, where the user's key and value are the same</text:span></text:p>
      <text:p text:style-name="P63"><text:tab/><text:tab/><text:tab/>String key = updateEvent.getKey();</text:p>
      <text:p text:style-name="P61"><text:span text:style-name="T3"><text:tab/><text:tab/><text:tab/>String value = </text:span><text:span text:style-name="T15">null</text:span><text:span text:style-name="T3">;</text:span></text:p>
      <text:p text:style-name="P64"><text:span text:style-name="T3"><text:tab/><text:tab/><text:tab/></text:span><text:span text:style-name="T15">if</text:span><text:span text:style-name="T3">(updateEvent.getValue()!=</text:span><text:span text:style-name="T15">null</text:span><text:span text:style-name="T3">)</text:span></text:p>
      <text:p text:style-name="P65"><text:tab/><text:tab/><text:tab/>{</text:p>
      <text:p text:style-name="P65"><text:tab/><text:tab/><text:tab/><text:tab/>value = updateEvent.getValue().toString();</text:p>
      <text:p text:style-name="P65"><text:tab/><text:tab/><text:tab/>}</text:p>
      <text:p text:style-name="P64"><text:span text:style-name="T3"><text:tab/><text:tab/><text:tab/></text:span><text:span text:style-name="T15">if</text:span><text:span text:style-name="T3">(value!=</text:span><text:span text:style-name="T15">null</text:span><text:span text:style-name="T3"> &amp;&amp; key.equals(value))</text:span></text:p>
      <text:p text:style-name="P65"><text:tab/><text:tab/><text:tab/>{</text:p>
      <text:p text:style-name="P64"><text:span text:style-name="T3"><text:tab/><text:tab/><text:tab/><text:tab/></text:span><text:span text:style-name="T17">// next check that this is a removal all other operations will be ignored</text:span></text:p>
      <text:p text:style-name="P64"><text:span text:style-name="T3"><text:tab/><text:tab/><text:tab/><text:tab/></text:span><text:span text:style-name="T15">if</text:span><text:span text:style-name="T3">(updateEvent.getOperation() == UpdateEvent.OP_REMOVE)</text:span></text:p>
      <text:p text:style-name="P65"><text:tab/><text:tab/><text:tab/><text:tab/>{</text:p>
      <text:p text:style-name="P64"><text:span text:style-name="T3"><text:tab/><text:tab/><text:tab/><text:tab/><text:tab/></text:span><text:span text:style-name="T17">// USER LEAVING</text:span></text:p>
      <text:p text:style-name="P64"><text:span text:style-name="T3"><text:tab/><text:tab/><text:tab/><text:tab/><text:tab/></text:span><text:span text:style-name="T17">// this is to show the user's ID, room ID, and time of departure</text:span></text:p>
      <text:p text:style-name="P28"><text:span text:style-name="T3"><text:tab/><text:tab/></text:span><text:span text:style-name="T21">logger</text:span><text:span text:style-name="T3">.info(</text:span><text:span text:style-name="T19">"user["</text:span><text:span text:style-name="T3">+key+</text:span><text:span text:style-name="T19">"] left the meeting room["</text:span><text:span text:style-name="T3">+updateEvent.getSessionId()+</text:span><text:span text:style-name="T19">"] at["</text:span><text:span text:style-name="T3">+updateEvent.getTimeStamp()+</text:span><text:span text:style-name="T19">"]"</text:span><text:span text:style-name="T3">);</text:span></text:p>
      <text:p text:style-name="P64"/>
      <text:p text:style-name="P64"><text:span text:style-name="T3"><text:tab/><text:tab/><text:tab/><text:tab/><text:tab/></text:span><text:span text:style-name="T17">// BEGIN CUSTOM CODE</text:span></text:p>
      <text:p text:style-name="P64"><text:span text:style-name="T3"><text:tab/><text:tab/><text:tab/><text:tab/><text:tab/></text:span><text:span text:style-name="T17">/*</text:span></text:p>
      <text:p text:style-name="P66"><text:tab/><text:tab/><text:tab/><text:tab/><text:tab/> * NOTE: <text:s/>If there is more work to do here, it should be done on a worker thread</text:p>
      <text:p text:style-name="P66"><text:tab/><text:tab/><text:tab/><text:tab/><text:tab/> * this thread should not be blocked if there is any latent I/O, etc.</text:p>
      <text:p text:style-name="P66"><text:tab/><text:tab/><text:tab/><text:tab/><text:tab/> */</text:p>
      <text:p text:style-name="P64"><text:span text:style-name="T3"><text:tab/><text:tab/><text:tab/><text:tab/><text:tab/></text:span><text:span text:style-name="T17">// END CUSTOM CODE</text:span></text:p>
      <text:p text:style-name="P65"><text:tab/><text:tab/><text:tab/><text:tab/>}</text:p>
      <text:p text:style-name="P64"><text:span text:style-name="T3"><text:tab/><text:tab/><text:tab/><text:tab/></text:span><text:span text:style-name="T15">else</text:span><text:span text:style-name="T3"> </text:span><text:span text:style-name="T15">if</text:span><text:span text:style-name="T3">(updateEvent.getOperation() == UpdateEvent.OP_CHANGE)</text:span></text:p>
      <text:p text:style-name="P65"><text:tab/><text:tab/><text:tab/><text:tab/>{</text:p>
      <text:p text:style-name="P64"><text:span text:style-name="T3"><text:tab/><text:tab/><text:tab/><text:tab/><text:tab/></text:span><text:span text:style-name="T17">// USER JOINING</text:span></text:p>
      <text:p text:style-name="P64"><text:span text:style-name="T3"><text:tab/><text:tab/><text:tab/><text:tab/><text:tab/></text:span><text:span text:style-name="T17">// this is to show the user's ID, room ID, and time of departure</text:span></text:p>
      <text:p text:style-name="P28"><text:span text:style-name="T3"><text:tab/><text:tab/></text:span><text:span text:style-name="T21">logger</text:span><text:span text:style-name="T3">.info(</text:span><text:span text:style-name="T19">"user["</text:span><text:span text:style-name="T3">+key+</text:span><text:span text:style-name="T19">"] joined the meeting room["</text:span><text:span text:style-name="T3">+updateEvent.getSessionId()+</text:span><text:span text:style-name="T19">"] at["</text:span><text:span text:style-name="T3">+updateEvent.getTimeStamp()+</text:span><text:span text:style-name="T19">"]"</text:span><text:span text:style-name="T3">);</text:span></text:p>
      <text:p text:style-name="P64"/>
      <text:p text:style-name="P64"><text:span text:style-name="T3"><text:tab/><text:tab/><text:tab/><text:tab/><text:tab/></text:span><text:span text:style-name="T17">// BEGIN CUSTOM CODE</text:span></text:p>
      <text:p text:style-name="P64"><text:span text:style-name="T3"><text:tab/><text:tab/><text:tab/><text:tab/><text:tab/></text:span><text:span text:style-name="T17">/*</text:span></text:p>
      <text:p text:style-name="P66"><text:tab/><text:tab/><text:tab/><text:tab/><text:tab/> * NOTE: <text:s/>If there is more work to do here, it should be done on a worker thread</text:p>
      <text:p text:style-name="P66"><text:tab/><text:tab/><text:tab/><text:tab/><text:tab/> * this thread should not be blocked if there is any latent I/O, etc.</text:p>
      <text:p text:style-name="P66"><text:tab/><text:tab/><text:tab/><text:tab/><text:tab/> */</text:p>
      <text:p text:style-name="P64"><text:span text:style-name="T3"><text:tab/><text:tab/><text:tab/><text:tab/><text:tab/></text:span><text:span text:style-name="T17">// END CUSTOM CODE</text:span></text:p>
      <text:p text:style-name="P65"><text:tab/><text:tab/><text:tab/><text:tab/>}</text:p>
      <text:p text:style-name="P65"><text:tab/><text:tab/><text:tab/>}</text:p>
      <text:p text:style-name="P67"><text:tab/><text:tab/>}<text:tab/><text:tab/></text:p>
      <text:p text:style-name="P68"><text:tab/><text:tab/></text:p>
      <text:p text:style-name="P69"><text:span text:style-name="T3"><text:tab/><text:tab/></text:span><text:span text:style-name="T21">logger</text:span><text:span text:style-name="T3">.exiting(</text:span><text:span text:style-name="T15">this</text:span><text:span text:style-name="T3">.getClass().getName(), </text:span><text:span text:style-name="T19">"filterMessagingEvent"</text:span><text:span text:style-name="T3">, filterMessagingEvent);</text:span></text:p>
      <text:p text:style-name="P69"/>
      <text:p text:style-name="P69"><text:span text:style-name="T3"><text:tab/><text:tab/></text:span><text:span text:style-name="T15">return</text:span><text:span text:style-name="T3"> filterMessagingEvent;</text:span></text:p>
      <text:p text:style-name="P25">}</text:p>
      <text:p text:style-name="P22"/>
      <text:h text:style-name="P86" text:outline-level="1">SSL support in the client toolkit</text:h>
      <text:p text:style-name="P10"/>
      <text:p text:style-name="P7"><text:toc-mark text:string-value=" " text:outline-level="1"/><text:toc-mark text:string-value=" " text:outline-level="1"/>The SDK support SSL out of the box when communicating with a server with a valid certificate. If a server has a self-signed certificate, a javax.net.ssl.SSLPeerUnverifiedException will be thrown with the following stack trace:</text:p>
      <text:p text:style-name="P40"/>
      <text:p text:style-name="P41">javax.net.ssl.SSLPeerUnverifiedException: peer not authenticated</text:p>
      <text:p text:style-name="P41"><text:tab/>at com.sun.net.ssl.internal.ssl.SSLSessionImpl.getPeerCertificates(Unknown Source)</text:p>
      <text:p text:style-name="P41"><text:tab/>at org.apache.http.conn.ssl.AbstractVerifier.verify(AbstractVerifier.java:128)</text:p>
      <text:p text:style-name="P41"><text:tab/>at org.apache.http.conn.ssl.SSLSocketFactory.connectSocket(SSLSocketFactory.java:339)</text:p>
      <text:p text:style-name="P41"><text:tab/>at org.apache.http.impl.conn.DefaultClientConnectionOperator.openConnection(DefaultClientConnectionOperator.java:123)</text:p>
      <text:p text:style-name="P41"><text:tab/>at org.apache.http.impl.conn.AbstractPoolEntry.open(AbstractPoolEntry.java:147)</text:p>
      <text:p text:style-name="P41"><text:tab/>at org.apache.http.impl.conn.AbstractPooledConnAdapter.open(AbstractPooledConnAdapter.java:108)</text:p>
      <text:p text:style-name="P41"><text:tab/>at org.apache.http.impl.client.DefaultRequestDirector.execute(DefaultRequestDirector.java:415)</text:p>
      <text:p text:style-name="P41"><text:tab/>at org.apache.http.impl.client.AbstractHttpClient.execute(AbstractHttpClient.java:641)</text:p>
      <text:p text:style-name="P41"><text:tab/>at org.apache.http.impl.client.AbstractHttpClient.execute(AbstractHttpClient.java:576)</text:p>
      <text:p text:style-name="P41"><text:tab/>at org.apache.http.impl.client.AbstractHttpClient.execute(AbstractHttpClient.java:554)</text:p>
      <text:p text:style-name="P41"><text:tab/>at com.ibm.rtc.client.http.HttpServiceWrapper.execute(HttpServiceWrapper.java:324)</text:p>
      <text:p text:style-name="P41"><text:tab/>at com.ibm.rtc.client.http.ServiceBase.httpRequest(ServiceBase.java:364)</text:p>
      <text:p text:style-name="P41"><text:tab/>at com.ibm.rtc.client.http.ServiceBase.httpRequest(ServiceBase.java:335)</text:p>
      <text:p text:style-name="P41"><text:tab/>at com.ibm.rtc.client.http.ServiceBase.login(ServiceBase.java:207)</text:p>
      <text:p text:style-name="P41"><text:tab/>.....</text:p>
      <text:p text:style-name="P41"><text:tab/>.....</text:p>
      <text:p text:style-name="P40"/>
      <text:p text:style-name="P40">Note that this exception may also be thrown if the port is incorrect.</text:p>
      <text:p text:style-name="P40"/>
      <text:p text:style-name="P40">This exception is part of the regular SSL handshake negotiation procedures in the JVM and is external to the SDK. The server's self-signed certificate will have to be imported into the JVM keystore for SSL to work. Certificates can be imported using the JVM "keytool" utility. This is well documented in Oracle's Java documentation.</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h text:style-name="Heading_20_1" text:outline-level="1"><text:toc-mark-start text:id="IMark159811028" text:outline-level="1"/><text:toc-mark-start text:id="IMark159810228" text:outline-level="1"/><text:toc-mark-start text:id="IMark160314384" text:outline-level="1"/>Samples<text:toc-mark-end text:id="IMark160314384"/><text:toc-mark-end text:id="IMark159810228"/><text:toc-mark-end text:id="IMark159811028"/></text:h>
      <text:p text:style-name="Text_20_Body_20_Single"><text:toc-mark text:string-value=" " text:outline-level="1"/><text:toc-mark text:string-value=" " text:outline-level="1"/><text:toc-mark text:string-value=" " text:outline-level="1"/></text:p>
      <text:h text:style-name="Heading_20_1" text:outline-level="1" text:is-list-header="true">6.1 <text:span text:style-name="T12">Running the Samples</text:span></text:h>
      <text:p text:style-name="P46"/>
      <text:p text:style-name="P16"><text:span text:style-name="T24">STEP 1</text:span>: DOWNLOAD SAMPLES</text:p>
      <text:p text:style-name="P16"/>
      <text:p text:style-name="P17">To download the most recent updated SDK samples please follow the link <text:a xlink:type="simple" xlink:href="http://www.ibm.com/developerworks/lotus/downloads/sametime_remote_client_sdk.html?ca=dre-">http://www.ibm.com/developerworks/lotus/downloads/sametime_remote_client_sdk.html?ca=dre- </text:a></text:p>
      <text:p text:style-name="P16"/>
      <text:p text:style-name="P16"><text:span text:style-name="T24">Step 2</text:span>: CREATING A NEW PROJECT IN ECLIPSE <text:s/></text:p>
      <text:p text:style-name="P16"><text:s text:c="3"/></text:p>
      <text:p text:style-name="P17"><draw:frame draw:style-name="fr4" draw:name="graphics8" text:anchor-type="paragraph" svg:width="4.4902in" svg:height="4.8862in" draw:z-index="32"><draw:image xlink:href="Pictures/2000000700002C8D0000307AE9C6E747.svm" xlink:type="simple" xlink:show="embed" xlink:actuate="onLoad"/></draw:frame><draw:rect text:anchor-type="paragraph" draw:z-index="33" draw:style-name="gr1" draw:text-style-name="P90" svg:width="4.2398in" svg:height="0.2295in" svg:x="1.3272in" svg:y="1.1902in"><text:p/></draw:rect></text:p>
      <text:p text:style-name="P17"/>
      <text:p text:style-name="P17">Right click on the left side of the window under the 'Package Explorer' pane to create a New project. New → Java Project</text:p>
      <text:p text:style-name="P17">The 'New Java Project' window pops up after clicking Java project from the previous step. Enter a project name of your choice and click Finish to create a java project.</text:p>
      <text:p text:style-name="P16"/>
      <text:p text:style-name="P16"/>
      <text:p text:style-name="P16"/>
      <text:p text:style-name="P16"/>
      <text:p text:style-name="P16"/>
      <text:p text:style-name="P16"/>
      <text:p text:style-name="P16"><text:span text:style-name="T24">Step 3</text:span>: IMPORTING SAMPLES IN ECLIPSE</text:p>
      <text:p text:style-name="P16"/>
      <text:p text:style-name="P17">Expand the folder you created, to see the subfolders. Right click on the “src” folder and click on Import.</text:p>
      <text:p text:style-name="P16"><draw:frame draw:style-name="fr4" draw:name="graphics10" text:anchor-type="paragraph" svg:width="3.9693in" svg:height="3.552in" draw:z-index="34"><draw:image xlink:href="Pictures/20000007000027620000233FC2EFE870.svm" xlink:type="simple" xlink:show="embed" xlink:actuate="onLoad"/></draw:frame><draw:rect text:anchor-type="paragraph" draw:z-index="35" draw:style-name="gr1" draw:text-style-name="P90" svg:width="0.8335in" svg:height="0.2815in" svg:x="2.7047in" svg:y="3.0618in"><text:p/></draw:rect><draw:rect text:anchor-type="paragraph" draw:z-index="36" draw:style-name="gr1" draw:text-style-name="P90" svg:width="1.8335in" svg:height="0.3642in" svg:x="1.8346in" svg:y="0in"><text:p/></draw:rect></text:p>
      <text:p text:style-name="P16"/>
      <text:p text:style-name="P17">Select the option “File System” in the window 'Import' and click next.</text:p>
      <text:p text:style-name="P16"/>
      <text:p text:style-name="P16"><draw:frame draw:style-name="fr5" draw:name="graphics11" text:anchor-type="paragraph" svg:width="4.802in" svg:height="3.9374in" draw:z-index="37"><draw:image xlink:href="Pictures/2000000700002FA600002712C8A82748.svm" xlink:type="simple" xlink:show="embed" xlink:actuate="onLoad"/></draw:frame><draw:rect text:anchor-type="paragraph" draw:z-index="38" draw:style-name="gr1" draw:text-style-name="P90" svg:width="0.9378in" svg:height="0.2295in" svg:x="1.6929in" svg:y="1.9854in"><text:p/></draw:rect></text:p>
      <text:p text:style-name="P17">Click on Browse to import the samples from the directory where you extracted the .zip file in the first step. Navigate to the location where the extracted folder is located and expand the folder to finally reach the 'com' folder as shown below and click ok. </text:p>
      <text:p text:style-name="P17"/>
      <text:p text:style-name="P17"><text:s text:c="29"/>Remote-api-full-sdk → sample → src → com</text:p>
      <text:p text:style-name="P16"/>
      <text:p text:style-name="P16"><draw:frame draw:style-name="fr4" draw:name="graphics12" text:anchor-type="paragraph" svg:width="5.6457in" svg:height="6.2508in" draw:z-index="39"><draw:image xlink:href="Pictures/200000070000380500003E04A6985D75.svm" xlink:type="simple" xlink:show="embed" xlink:actuate="onLoad"/></draw:frame><draw:rect text:anchor-type="paragraph" draw:z-index="40" draw:style-name="gr1" draw:text-style-name="P90" svg:width="0.8335in" svg:height="0.313in" svg:x="5.6102in" svg:y="1.1465in"><text:p/></draw:rect></text:p>
      <text:p text:style-name="P16"/>
      <text:p text:style-name="P16"/>
      <text:p text:style-name="P16"/>
      <text:p text:style-name="P16"/>
      <text:p text:style-name="P16"/>
      <text:p text:style-name="P16"/>
      <text:p text:style-name="P17">On selecting the 'com' folder in the previous step the folder now appears on the left side on the window “Import”. Click on the Check button to the left of the folder and make sure the option “Create top-level folder” is checked. Then press Finish. </text:p>
      <text:p text:style-name="P16"><text:s/></text:p>
      <text:p text:style-name="P16"><draw:frame draw:style-name="fr4" draw:name="graphics13" text:anchor-type="paragraph" svg:width="5.2252in" svg:height="4.4209in" draw:z-index="41"><draw:image xlink:href="Pictures/20000007000035DA0000330F4A989940.svm" xlink:type="simple" xlink:show="embed" xlink:actuate="onLoad"/></draw:frame><draw:rect text:anchor-type="paragraph" draw:z-index="42" draw:style-name="gr1" draw:text-style-name="P90" svg:width="0.2606in" svg:height="0.2504in" svg:x="1.5598in" svg:y="1.2839in"><text:p/></draw:rect></text:p>
      <text:p text:style-name="P16"/>
      <text:p text:style-name="P17">The Samples have been imported in Eclipse and now can be seen under the 'src' folder as shown below.</text:p>
      <text:p text:style-name="P16"/>
      <text:p text:style-name="P16"/>
      <text:p text:style-name="P16"><draw:frame draw:style-name="fr4" draw:name="graphics14" text:anchor-type="paragraph" svg:width="2.6874in" svg:height="2.6571in" draw:z-index="43"><draw:image xlink:href="Pictures/2000000700001AAB00001A5C71E7D266.svm" xlink:type="simple" xlink:show="embed" xlink:actuate="onLoad"/></draw:frame></text:p>
      <text:p text:style-name="P16"/>
      <text:p text:style-name="P16"/>
      <text:p text:style-name="P16"/>
      <text:p text:style-name="P16"/>
      <text:p text:style-name="P16"><text:span text:style-name="T24">STEP 4</text:span>: IMPORTING LIBRARIES </text:p>
      <text:p text:style-name="P16"/>
      <text:p text:style-name="P17">Right Click on the 'src' folder. Src → Build Path → Configure Build Path</text:p>
      <text:p text:style-name="P16"/>
      <text:p text:style-name="P16"/>
      <text:p text:style-name="P16"><draw:frame draw:style-name="fr4" draw:name="graphics15" text:anchor-type="paragraph" svg:width="6.6047in" svg:height="3.6984in" draw:z-index="44"><draw:image xlink:href="Pictures/2000000700004188000024B22979AF26.svm" xlink:type="simple" xlink:show="embed" xlink:actuate="onLoad"/></draw:frame><draw:rect text:anchor-type="paragraph" draw:z-index="48" draw:style-name="gr1" draw:text-style-name="P90" svg:width="1.3543in" svg:height="0.1878in" svg:x="4.4417in" svg:y="3.3291in"><text:p/></draw:rect><draw:rect text:anchor-type="paragraph" draw:z-index="49" draw:style-name="gr1" draw:text-style-name="P90" svg:width="0.7921in" svg:height="0.1878in" svg:x="1.4937in" svg:y="2.5791in"><text:p/></draw:rect></text:p>
      <text:p text:style-name="P17">Click on 'Libraries' in the new window and then click on 'Add External JARs' </text:p>
      <text:p text:style-name="P16"/>
      <text:p text:style-name="P16"><draw:frame draw:style-name="fr4" draw:name="graphics16" text:anchor-type="paragraph" svg:width="6.9165in" svg:height="3.0217in" draw:z-index="45"><draw:image xlink:href="Pictures/20000007000044A100001DFA1620A8D1.svm" xlink:type="simple" xlink:show="embed" xlink:actuate="onLoad"/></draw:frame><draw:rect text:anchor-type="paragraph" draw:z-index="46" draw:style-name="gr1" draw:text-style-name="P90" svg:width="1.5213in" svg:height="0.2504in" svg:x="5.6043in" svg:y="1.5035in"><text:p/></draw:rect><draw:rect text:anchor-type="paragraph" draw:z-index="47" draw:style-name="gr1" draw:text-style-name="P90" svg:width="0.7815in" svg:height="0.3024in" svg:x="3.9543in" svg:y="0.722in"><text:p/></draw:rect></text:p>
      <text:p text:style-name="P16"/>
      <text:p text:style-name="P16"/>
      <text:p text:style-name="P16"/>
      <text:p text:style-name="P17">On Clicking 'Add External JARs' JAR selection window pops up where you need to navigate to the 'lib' folder inside the <text:s/>Remote-api-full-sdk folder. Select all files and click Open</text:p>
      <text:p text:style-name="P17"/>
      <text:p text:style-name="P17"><draw:frame draw:style-name="fr5" draw:name="graphics17" text:anchor-type="paragraph" svg:width="5.802in" svg:height="4.302in" draw:z-index="50"><draw:image xlink:href="Pictures/200000070000399200002AB008A7C002.svm" xlink:type="simple" xlink:show="embed" xlink:actuate="onLoad"/></draw:frame><draw:rect text:anchor-type="paragraph" draw:z-index="52" draw:style-name="gr1" draw:text-style-name="P90" svg:width="0.5941in" svg:height="0.2504in" svg:x="1.552in" svg:y="0.3382in"><text:p/></draw:rect></text:p>
      <text:p text:style-name="P17">It adds all the JAR file selected in the previous step. To add these JAR files to the project click on Ok</text:p>
      <text:p text:style-name="P17"/>
      <text:p text:style-name="P17"><draw:frame draw:style-name="fr4" draw:name="graphics18" text:anchor-type="paragraph" svg:width="6.1874in" svg:height="3.7083in" draw:z-index="51"><draw:image xlink:href="Pictures/2000000700003D65000024CCC62B2F77.svm" xlink:type="simple" xlink:show="embed" xlink:actuate="onLoad"/></draw:frame></text:p>
      <text:p text:style-name="P18"/>
      <text:p text:style-name="P17"><text:span text:style-name="T25">STEP 5</text:span><text:span text:style-name="T13">: COMPLING AND RUNNING THE SAMPLES</text:span></text:p>
      <text:p text:style-name="P16"/>
      <text:p text:style-name="P16"/>
      <text:p text:style-name="P13">Before Compiling the project do, Project →Clean <text:s/>as shown below</text:p>
      <text:p text:style-name="P14"/>
      <text:p text:style-name="P15"><draw:frame draw:style-name="fr4" draw:name="graphics19" text:anchor-type="paragraph" svg:width="3.5102in" svg:height="2.3228in" draw:z-index="53"><draw:image xlink:href="Pictures/20000007000022D50000170D0BECD016.svm" xlink:type="simple" xlink:show="embed" xlink:actuate="onLoad"/></draw:frame><draw:rect text:anchor-type="paragraph" draw:z-index="55" draw:style-name="gr1" draw:text-style-name="P90" svg:width="0.4587in" svg:height="0.2433in" svg:x="3.1398in" svg:y="0in"><text:p/></draw:rect><draw:rect text:anchor-type="paragraph" draw:z-index="56" draw:style-name="gr1" draw:text-style-name="P90" svg:width="1.0524in" svg:height="0.1878in" svg:x="3.1854in" svg:y="1.2744in"><text:p/></draw:rect></text:p>
      <text:p text:style-name="P15"/>
      <text:p text:style-name="P15"/>
      <text:p text:style-name="P15"/>
      <text:p text:style-name="P13"/>
      <text:p text:style-name="P13"/>
      <text:p text:style-name="P13"/>
      <text:p text:style-name="P13"/>
      <text:p text:style-name="P13">To compile all the projects in Eclipse, Project → <text:s/>Build All</text:p>
      <text:p text:style-name="P14"/>
      <text:p text:style-name="P15"><draw:frame draw:style-name="fr4" draw:name="graphics21" text:anchor-type="paragraph" svg:width="3.5728in" svg:height="2.2402in" draw:z-index="54"><draw:image xlink:href="Pictures/20000007000023740000163A87206233.svm" xlink:type="simple" xlink:show="embed" xlink:actuate="onLoad"/></draw:frame><draw:rect text:anchor-type="paragraph" draw:z-index="57" draw:style-name="gr1" draw:text-style-name="P90" svg:width="0.448in" svg:height="0.198in" svg:x="2.752in" svg:y="0in"><text:p/></draw:rect><draw:rect text:anchor-type="paragraph" draw:z-index="58" draw:style-name="gr1" draw:text-style-name="P90" svg:width="0.698in" svg:height="0.2087in" svg:x="2.9252in" svg:y="0.6874in"><text:p/></draw:rect></text:p>
      <text:p text:style-name="P15"/>
      <text:p text:style-name="P13">Before Executing the sample for the <text:span text:style-name="T13">FIRST</text:span> time, each sample requires arguments to be passed to it manually. Once the arguments are entered the samples can then run in the future without the need to re-enter the arguments.</text:p>
      <text:p text:style-name="P13"/>
      <text:p text:style-name="P13">The each sample may require a different combination of arguments. Enter only the arguments specified in the code for that sample, following the guidelines in the inline comments. The order of the arguments for all the sample codes is:</text:p>
      <text:p text:style-name="P13"/>
      <text:p text:style-name="P13"><text:tab/><text:tab/><text:tab/><text:tab/>String Server <text:s text:c="6"/>= args[0];</text:p>
      <text:p text:style-name="P13"><text:tab/><text:tab/><text:tab/><text:tab/>String Username = args[1];</text:p>
      <text:p text:style-name="P13"><text:tab/><text:tab/><text:tab/><text:tab/>String Password <text:s/>= args[2];</text:p>
      <text:p text:style-name="P13"><text:tab/><text:tab/><text:tab/><text:tab/>String Room_id <text:s text:c="3"/>= args[3];</text:p>
      <text:p text:style-name="P13"/>
      <text:p text:style-name="P13">Say for example in a sample code there are only two arguments Server and Room_id then the Room_id will be passed as the second argument, String Room_id = args[1]; In case of a missing argument the next argument takes precedence in terms of the argument number passed in the sample code. A special case is the <text:span text:style-name="T13">LTPA_TEST sample </text:span>where LTPA token value is passed as an argument other than these standard arguments. There may be other samples with slightly different arguments as well. </text:p>
      <text:p text:style-name="P13"/>
      <text:p text:style-name="P13"/>
      <text:p text:style-name="P13"/>
      <text:p text:style-name="P13"/>
      <text:p text:style-name="P13">Go to Run → Run Configurations</text:p>
      <text:p text:style-name="P13"/>
      <text:p text:style-name="P13"><draw:frame draw:style-name="fr4" draw:name="graphics22" text:anchor-type="paragraph" svg:width="3.6047in" svg:height="1.3437in" draw:z-index="59"><draw:image xlink:href="Pictures/20000007000023C400000D56B854E18E.svm" xlink:type="simple" xlink:show="embed" xlink:actuate="onLoad"/></draw:frame><draw:rect text:anchor-type="paragraph" draw:z-index="60" draw:style-name="gr1" draw:text-style-name="P90" svg:width="1.2087in" svg:height="0.2217in" svg:x="2.3402in" svg:y="1.1217in"><text:p/></draw:rect><draw:rect text:anchor-type="paragraph" draw:z-index="61" draw:style-name="gr1" draw:text-style-name="P90" svg:width="0.3335in" svg:height="0.226in" svg:x="2.1425in" svg:y="0in"><text:p/></draw:rect></text:p>
      <text:p text:style-name="P13">In the 'Run Configurations' window select the 'Arguments' tab and manually enter the arguments in the 'Program Arguments' area for the sample to run. Press Apply and then Run to execute the sample. To add a new sample to this menu you can right-click on Java Application and choose 'new'. </text:p>
      <text:p text:style-name="P13"/>
      <text:p text:style-name="P13"><draw:frame draw:style-name="fr4" draw:name="graphics23" text:anchor-type="paragraph" svg:width="6.9252in" svg:height="4.8882in" draw:z-index="62"><draw:image xlink:href="Pictures/2000000700005B5E0000407FCA207546.svm" xlink:type="simple" xlink:show="embed" xlink:actuate="onLoad"/></draw:frame><draw:rect text:anchor-type="paragraph" draw:z-index="63" draw:style-name="gr1" draw:text-style-name="P90" svg:width="0.6567in" svg:height="0.1461in" svg:x="3.1193in" svg:y="1.0736in"><text:p/></draw:rect><draw:rect text:anchor-type="paragraph" draw:z-index="64" draw:style-name="gr1" draw:text-style-name="P90" svg:width="0.6043in" svg:height="0.1358in" svg:x="5.8862in" svg:y="4.2465in"><text:p/></draw:rect><draw:rect text:anchor-type="paragraph" draw:z-index="65" draw:style-name="gr1" draw:text-style-name="P90" svg:width="0.5732in" svg:height="0.1461in" svg:x="5.961in" svg:y="4.6398in"><text:p/></draw:rect><draw:rect text:anchor-type="paragraph" draw:z-index="66" draw:style-name="gr2" draw:text-style-name="P90" svg:width="1.0004in" svg:height="0.4378in" svg:x="3.2319in" svg:y="1.4236in"><text:p/></draw:rect></text:p>
      <text:p text:style-name="P13"/>
      <text:p text:style-name="P13">To run a particular sample of a project, first open the sample by expanding the Project. </text:p>
      <text:p text:style-name="P13">Project Name → <text:s/>src (folder) → <text:s/>sample package→ sample (.java file)</text:p>
      <text:p text:style-name="P13">In this case:</text:p>
      <text:p text:style-name="P13"><text:tab/> Playing with SDK samples → src → com.ibm.sdk.samples → AnnotationSample.java</text:p>
      <text:p text:style-name="P13">double click on the file AnnotationSample.java</text:p>
      <text:p text:style-name="P13"/>
      <text:p text:style-name="P13"/>
      <text:p text:style-name="P13"/>
      <text:p text:style-name="P13"/>
      <text:p text:style-name="P13"/>
      <text:p text:style-name="P13"/>
      <text:p text:style-name="P13"/>
      <text:p text:style-name="P13"/>
      <text:p text:style-name="P13"/>
      <text:h text:style-name="Heading" text:outline-level="3" text:is-list-header="true">6.2 Sample: Creating a room<text:span text:style-name="T10"><text:tab/></text:span></text:h>
      <text:p text:style-name="P51"><text:tab/></text:p>
      <text:p text:style-name="P53"><text:span text:style-name="T15">public</text:span><text:span text:style-name="T14"> </text:span><text:span text:style-name="T15">class</text:span><text:span text:style-name="T14"> CreateSample</text:span></text:p>
      <text:p text:style-name="P26">{</text:p>
      <text:p text:style-name="P29"><text:span text:style-name="T3"><text:tab/></text:span><text:span text:style-name="T15">public</text:span><text:span text:style-name="T3"> </text:span><text:span text:style-name="T15">static</text:span><text:span text:style-name="T3"> </text:span><text:span text:style-name="T15">void</text:span><text:span text:style-name="T3"> main(String[] args) </text:span><text:span text:style-name="T15">throws</text:span><text:span text:style-name="T3"> IOException</text:span></text:p>
      <text:p text:style-name="P26"><text:tab/>{</text:p>
      <text:p text:style-name="P26"><text:tab/><text:tab/>String server = args[0];</text:p>
      <text:p text:style-name="P26"><text:tab/><text:tab/>String username=args[1];</text:p>
      <text:p text:style-name="P26"><text:tab/><text:tab/>String password=args[2];</text:p>
      <text:p text:style-name="P26"><text:tab/><text:tab/></text:p>
      <text:p text:style-name="P29"><text:span text:style-name="T3"><text:tab/><text:tab/></text:span><text:span text:style-name="T17">// Bind to a server.</text:span></text:p>
      <text:p text:style-name="P29"><text:span text:style-name="T3"><text:tab/><text:tab/></text:span><text:span text:style-name="T17">// note the server string, is a </text:span><text:span text:style-name="T18">url</text:span><text:span text:style-name="T17"> string, with a port, like http://server.company.com:9080</text:span></text:p>
      <text:p text:style-name="P29"><text:span text:style-name="T3"><text:tab/><text:tab/>RoomServices roomServices = </text:span><text:span text:style-name="T15">null</text:span><text:span text:style-name="T3">;</text:span></text:p>
      <text:p text:style-name="P29"><text:span text:style-name="T3"><text:tab/><text:tab/></text:span><text:span text:style-name="T15">try</text:span><text:span text:style-name="T3"> </text:span></text:p>
      <text:p text:style-name="P26"><text:tab/><text:tab/>{</text:p>
      <text:p text:style-name="P29"><text:span text:style-name="T3"><text:tab/><text:tab/><text:tab/>roomServices = </text:span><text:span text:style-name="T15">new</text:span><text:span text:style-name="T3"> RoomServices(server);</text:span></text:p>
      <text:p text:style-name="P26"><text:tab/><text:tab/><text:tab/>roomServices.login(username,password);</text:p>
      <text:p text:style-name="P26"><text:tab/><text:tab/><text:tab/></text:p>
      <text:p text:style-name="P29"><text:span text:style-name="T3"><text:tab/><text:tab/><text:tab/></text:span><text:span text:style-name="T17">//Make up something random for the originId. It is the consumer's responsibility to ensure</text:span></text:p>
      <text:p text:style-name="P29"><text:span text:style-name="T3"><text:tab/><text:tab/><text:tab/></text:span><text:span text:style-name="T17">//the originId/originType pair is unique. It will lead to problems while searching otherwise.</text:span></text:p>
      <text:p text:style-name="P29"><text:span text:style-name="T3"><text:tab/><text:tab/><text:tab/>String originId = </text:span><text:span text:style-name="T19">"STC"</text:span><text:span text:style-name="T3">+System.</text:span><text:span text:style-name="T5">currentTimeMillis</text:span><text:span text:style-name="T3">();</text:span></text:p>
      <text:p text:style-name="P29"><text:span text:style-name="T3"><text:tab/><text:tab/><text:tab/>MeetingRoom room = </text:span><text:span text:style-name="T15">new</text:span><text:span text:style-name="T3"> MeetingRoom(</text:span><text:span text:style-name="T19">"sample room"</text:span><text:span text:style-name="T3">);</text:span></text:p>
      <text:p text:style-name="P26"><text:tab/><text:tab/><text:tab/>room.setOriginId(originId); </text:p>
      <text:p text:style-name="P29"><text:span text:style-name="T3"><text:tab/><text:tab/><text:tab/>room.setOriginType(</text:span><text:span text:style-name="T19">"myproduct"</text:span><text:span text:style-name="T3">);</text:span></text:p>
      <text:p text:style-name="P29"><text:span text:style-name="T3"><text:tab/><text:tab/><text:tab/>room.setPassword(</text:span><text:span text:style-name="T19">"password"</text:span><text:span text:style-name="T3">);</text:span></text:p>
      <text:p text:style-name="P29"><text:span text:style-name="T3"><text:tab/><text:tab/><text:tab/></text:span><text:span text:style-name="T17">// now lets create a room and save the roomId</text:span></text:p>
      <text:p text:style-name="P26"><text:tab/><text:tab/><text:tab/>MeetingRoom meetingRoom = roomServices.createRoom(room);</text:p>
      <text:p text:style-name="P26"><text:tab/><text:tab/><text:tab/>String tempRoomId = meetingRoom.getId();</text:p>
      <text:p text:style-name="P29"><text:span text:style-name="T3"><text:tab/><text:tab/><text:tab/></text:span><text:span text:style-name="T15">if</text:span><text:span text:style-name="T3">(tempRoomId!=</text:span><text:span text:style-name="T15">null</text:span><text:span text:style-name="T3">)</text:span></text:p>
      <text:p text:style-name="P26"><text:tab/><text:tab/><text:tab/>{</text:p>
      <text:p text:style-name="P29"><text:span text:style-name="T3"><text:tab/><text:tab/><text:tab/><text:tab/>System.</text:span><text:span text:style-name="T21">out</text:span><text:span text:style-name="T3">.println(</text:span><text:span text:style-name="T19">"Room created successfully"</text:span><text:span text:style-name="T3">);</text:span></text:p>
      <text:p text:style-name="P26"><text:tab/><text:tab/><text:tab/>}<text:tab/><text:tab/></text:p>
      <text:p text:style-name="P29"><text:span text:style-name="T3"><text:tab/><text:tab/><text:tab/>System.</text:span><text:span text:style-name="T21">out</text:span><text:span text:style-name="T3">.println(</text:span><text:span text:style-name="T19">"Deleting room..."</text:span><text:span text:style-name="T3">);</text:span></text:p>
      <text:p text:style-name="P26"><text:tab/><text:tab/><text:tab/>roomServices.deleteRoom(tempRoomId);</text:p>
      <text:p text:style-name="P29"><text:span text:style-name="T3"><text:tab/><text:tab/><text:tab/>System.</text:span><text:span text:style-name="T21">out</text:span><text:span text:style-name="T3">.println(</text:span><text:span text:style-name="T19">"Deleted room successfully"</text:span><text:span text:style-name="T3">);</text:span></text:p>
      <text:p text:style-name="P26"><text:tab/><text:tab/><text:tab/>roomServices.logout();</text:p>
      <text:p text:style-name="P26"><text:tab/><text:tab/>} </text:p>
      <text:p text:style-name="P29"><text:span text:style-name="T3"><text:tab/><text:tab/></text:span><text:span text:style-name="T15">catch</text:span><text:span text:style-name="T3"> (MalformedURLException e1) </text:span></text:p>
      <text:p text:style-name="P26"><text:tab/><text:tab/>{</text:p>
      <text:p text:style-name="P26"><text:tab/><text:tab/><text:tab/>e1.printStackTrace();</text:p>
      <text:p text:style-name="P26"><text:tab/><text:tab/>}</text:p>
      <text:p text:style-name="P29"><text:span text:style-name="T3"><text:tab/><text:tab/></text:span><text:span text:style-name="T15">catch</text:span><text:span text:style-name="T3">(RoomException e)</text:span></text:p>
      <text:p text:style-name="P26"><text:tab/><text:tab/>{</text:p>
      <text:p text:style-name="P26"><text:tab/><text:tab/><text:tab/>e.printStackTrace();</text:p>
      <text:p text:style-name="P26"><text:tab/><text:tab/>}</text:p>
      <text:p text:style-name="P29"><text:span text:style-name="T3"><text:tab/><text:tab/></text:span><text:span text:style-name="T15">catch</text:span><text:span text:style-name="T3">(LoginException e)</text:span></text:p>
      <text:p text:style-name="P26"><text:tab/><text:tab/>{</text:p>
      <text:p text:style-name="P29"><text:span text:style-name="T3"><text:tab/><text:tab/><text:tab/>System.</text:span><text:span text:style-name="T21">out</text:span><text:span text:style-name="T3">.println(e.getMessage());</text:span></text:p>
      <text:p text:style-name="P26"><text:tab/><text:tab/>}</text:p>
      <text:p text:style-name="P26"><text:tab/>}</text:p>
      <text:p text:style-name="P26">}</text:p>
      <text:p text:style-name="P26"/>
      <text:h text:style-name="Heading" text:outline-level="3" text:is-list-header="true">6.3 Sample: Getting room information</text:h>
      <text:p text:style-name="P52"><text:span text:style-name="T15">public</text:span><text:span text:style-name="T3"> </text:span><text:span text:style-name="T15">class</text:span><text:span text:style-name="T3"> GetRoomInfoSample </text:span></text:p>
      <text:p text:style-name="P26">{</text:p>
      <text:p text:style-name="P29"><text:span text:style-name="T3"><text:tab/></text:span><text:span text:style-name="T15">public</text:span><text:span text:style-name="T3"> </text:span><text:span text:style-name="T15">static</text:span><text:span text:style-name="T3"> </text:span><text:span text:style-name="T15">void</text:span><text:span text:style-name="T3"> main(String[] args) </text:span><text:span text:style-name="T15">throws</text:span><text:span text:style-name="T3"> RoomException, IOException</text:span></text:p>
      <text:p text:style-name="P26"><text:tab/>{</text:p>
      <text:p text:style-name="P26"><text:tab/><text:tab/>String server = args[0];</text:p>
      <text:p text:style-name="P26"><text:tab/><text:tab/>String username=args[1];</text:p>
      <text:p text:style-name="P26"><text:tab/><text:tab/>String password=args[2];</text:p>
      <text:p text:style-name="P26"><text:tab/><text:tab/></text:p>
      <text:p text:style-name="P29"><text:span text:style-name="T3"><text:tab/><text:tab/></text:span><text:span text:style-name="T17">// Bind to a server.</text:span></text:p>
      <text:p text:style-name="P29"><text:span text:style-name="T3"><text:tab/><text:tab/></text:span><text:span text:style-name="T17">// note the server string, is a </text:span><text:span text:style-name="T18">url</text:span><text:span text:style-name="T17"> string, with a port, like http://server.company.com:9080</text:span></text:p>
      <text:p text:style-name="P29"><text:span text:style-name="T3"><text:tab/><text:tab/>RoomServices roomServices = </text:span><text:span text:style-name="T15">null</text:span><text:span text:style-name="T3">;</text:span></text:p>
      <text:p text:style-name="P29"><text:span text:style-name="T3"><text:tab/><text:tab/></text:span><text:span text:style-name="T15">try</text:span><text:span text:style-name="T3"> </text:span></text:p>
      <text:p text:style-name="P26"><text:tab/><text:tab/>{</text:p>
      <text:p text:style-name="P29"><text:span text:style-name="T3"><text:tab/><text:tab/><text:tab/>roomServices = </text:span><text:span text:style-name="T15">new</text:span><text:span text:style-name="T3"> RoomServices(server);</text:span></text:p>
      <text:p text:style-name="P26"><text:tab/><text:tab/><text:tab/>roomServices.login(username,password);</text:p>
      <text:p text:style-name="P26"><text:tab/><text:tab/><text:tab/></text:p>
      <text:p text:style-name="P29"><text:span text:style-name="T3"><text:tab/><text:tab/><text:tab/></text:span><text:span text:style-name="T17">//Make up something random for the originId. It is the consumer's responsibility to ensure</text:span></text:p>
      <text:p text:style-name="P29"><text:span text:style-name="T3"><text:tab/><text:tab/><text:tab/></text:span><text:span text:style-name="T17">//the originId/originType pair is unique. It will lead to problems while searching otherwise.</text:span></text:p>
      <text:p text:style-name="P29"><text:span text:style-name="T3"><text:tab/><text:tab/><text:tab/>String originId = </text:span><text:span text:style-name="T19">"STC"</text:span><text:span text:style-name="T3">+System.</text:span><text:span text:style-name="T5">currentTimeMillis</text:span><text:span text:style-name="T3">();</text:span></text:p>
      <text:p text:style-name="P29"><text:span text:style-name="T3"><text:tab/><text:tab/><text:tab/>MeetingRoom room = </text:span><text:span text:style-name="T15">new</text:span><text:span text:style-name="T3"> MeetingRoom();</text:span></text:p>
      <text:p text:style-name="P29"><text:span text:style-name="T3"><text:tab/><text:tab/><text:tab/>room.setRoomName(</text:span><text:span text:style-name="T19">"sample room2"</text:span><text:span text:style-name="T3">);</text:span></text:p>
      <text:p text:style-name="P29"><text:span text:style-name="T3"><text:tab/><text:tab/><text:tab/>room.setPassword(</text:span><text:span text:style-name="T19">"password"</text:span><text:span text:style-name="T3">);</text:span></text:p>
      <text:p text:style-name="P26"><text:tab/><text:tab/><text:tab/>room.setOriginId(originId);</text:p>
      <text:p text:style-name="P29"><text:span text:style-name="T3"><text:tab/><text:tab/><text:tab/>room.setOriginType(</text:span><text:span text:style-name="T19">"myproduct"</text:span><text:span text:style-name="T3">);</text:span></text:p>
      <text:p text:style-name="P29"><text:span text:style-name="T3"><text:tab/><text:tab/><text:tab/></text:span><text:span text:style-name="T17">// now lets create a room and save the roomId</text:span></text:p>
      <text:p text:style-name="P26"><text:tab/><text:tab/><text:tab/>room = roomServices.createRoom(room);</text:p>
      <text:p text:style-name="P26"><text:tab/><text:tab/><text:tab/></text:p>
      <text:p text:style-name="P26"><text:tab/><text:tab/><text:tab/>String tempRoomId = room.getId();</text:p>
      <text:p text:style-name="P29"><text:span text:style-name="T3"><text:tab/><text:tab/><text:tab/></text:span><text:span text:style-name="T15">if</text:span><text:span text:style-name="T3">(tempRoomId!=</text:span><text:span text:style-name="T15">null</text:span><text:span text:style-name="T3">)</text:span></text:p>
      <text:p text:style-name="P26"><text:tab/><text:tab/><text:tab/>{</text:p>
      <text:p text:style-name="P29"><text:span text:style-name="T3"><text:tab/><text:tab/><text:tab/><text:tab/>System.</text:span><text:span text:style-name="T21">out</text:span><text:span text:style-name="T3">.println(</text:span><text:span text:style-name="T19">"Room created successfully"</text:span><text:span text:style-name="T3">);</text:span></text:p>
      <text:p text:style-name="P26"><text:tab/><text:tab/><text:tab/>}</text:p>
      <text:p text:style-name="P26"><text:tab/><text:tab/><text:tab/></text:p>
      <text:p text:style-name="P29"><text:span text:style-name="T3"><text:tab/><text:tab/><text:tab/></text:span><text:span text:style-name="T17">//Find the room</text:span></text:p>
      <text:p text:style-name="P26"><text:tab/><text:tab/><text:tab/>MeetingRoom myroom = roomServices.get(tempRoomId);</text:p>
      <text:p text:style-name="P29"><text:span text:style-name="T3"><text:tab/><text:tab/><text:tab/></text:span><text:span text:style-name="T15">if</text:span><text:span text:style-name="T3">(myroom!=</text:span><text:span text:style-name="T15">null</text:span><text:span text:style-name="T3">)</text:span></text:p>
      <text:p text:style-name="P26"><text:tab/><text:tab/><text:tab/>{</text:p>
      <text:p text:style-name="P29"><text:span text:style-name="T3"><text:tab/><text:tab/><text:tab/><text:tab/>System.</text:span><text:span text:style-name="T21">out</text:span><text:span text:style-name="T3">.println(</text:span><text:span text:style-name="T19">"Room name: "</text:span><text:span text:style-name="T3"> + myroom.getRoomName());</text:span></text:p>
      <text:p text:style-name="P29"><text:span text:style-name="T3"><text:tab/><text:tab/><text:tab/><text:tab/>System.</text:span><text:span text:style-name="T21">out</text:span><text:span text:style-name="T3">.println(</text:span><text:span text:style-name="T19">"Description: "</text:span><text:span text:style-name="T3"> + myroom.getDescription());</text:span></text:p>
      <text:p text:style-name="P29"><text:span text:style-name="T3"><text:tab/><text:tab/><text:tab/><text:tab/>System.</text:span><text:span text:style-name="T21">out</text:span><text:span text:style-name="T3">.println(</text:span><text:span text:style-name="T19">"Owner: "</text:span><text:span text:style-name="T3"> + myroom.getId());</text:span></text:p>
      <text:p text:style-name="P29"><text:span text:style-name="T3"><text:tab/><text:tab/><text:tab/><text:tab/>System.</text:span><text:span text:style-name="T21">out</text:span><text:span text:style-name="T3">.println(</text:span><text:span text:style-name="T19">"Permaname: "</text:span><text:span text:style-name="T3"> + myroom.getPermaName());</text:span></text:p>
      <text:p text:style-name="P26"><text:tab/><text:tab/><text:tab/>}</text:p>
      <text:p text:style-name="P29"><text:span text:style-name="T3"><text:tab/><text:tab/><text:tab/></text:span><text:span text:style-name="T17">//Delete the room</text:span></text:p>
      <text:p text:style-name="P29"><text:span text:style-name="T3"><text:tab/><text:tab/><text:tab/>System.</text:span><text:span text:style-name="T21">out</text:span><text:span text:style-name="T3">.println(</text:span><text:span text:style-name="T19">"Deleting room..."</text:span><text:span text:style-name="T3">);</text:span></text:p>
      <text:p text:style-name="P26"><text:tab/><text:tab/><text:tab/>roomServices.deleteRoom(tempRoomId);</text:p>
      <text:p text:style-name="P29"><text:span text:style-name="T3"><text:tab/><text:tab/><text:tab/>System.</text:span><text:span text:style-name="T21">out</text:span><text:span text:style-name="T3">.println(</text:span><text:span text:style-name="T19">"Deleted room successfully"</text:span><text:span text:style-name="T3">);</text:span></text:p>
      <text:p text:style-name="P26"><text:tab/><text:tab/><text:tab/>roomServices.logout();</text:p>
      <text:p text:style-name="P26"><text:tab/><text:tab/>} </text:p>
      <text:p text:style-name="P29"><text:span text:style-name="T3"><text:tab/><text:tab/></text:span><text:span text:style-name="T15">catch</text:span><text:span text:style-name="T3"> (MalformedURLException e) </text:span></text:p>
      <text:p text:style-name="P26"><text:tab/><text:tab/>{</text:p>
      <text:p text:style-name="P26"><text:tab/><text:tab/><text:tab/>e.printStackTrace();</text:p>
      <text:p text:style-name="P26"><text:tab/><text:tab/>}<text:tab/></text:p>
      <text:p text:style-name="P29"><text:span text:style-name="T3"><text:tab/><text:tab/></text:span><text:span text:style-name="T15">catch</text:span><text:span text:style-name="T3">(LoginException e)</text:span></text:p>
      <text:p text:style-name="P26"><text:tab/><text:tab/>{</text:p>
      <text:p text:style-name="P29"><text:span text:style-name="T3"><text:tab/><text:tab/><text:tab/>System.</text:span><text:span text:style-name="T21">out</text:span><text:span text:style-name="T3">.println(e.getMessage());</text:span></text:p>
      <text:p text:style-name="P26"><text:tab/><text:tab/>}</text:p>
      <text:p text:style-name="P26"><text:tab/>}</text:p>
      <text:p text:style-name="P26">}</text:p>
      <text:h text:style-name="Heading" text:outline-level="3" text:is-list-header="true">6.4 Sample: Searching for a room based on originType and originId</text:h>
      <text:p text:style-name="P12"/>
      <text:p text:style-name="P52"><text:span text:style-name="T16">public</text:span><text:span text:style-name="T7"> </text:span><text:span text:style-name="T16">class</text:span><text:span text:style-name="T7"> SearchRoomSample</text:span></text:p>
      <text:p text:style-name="P26">{</text:p>
      <text:p text:style-name="P29"><text:span text:style-name="T3"><text:tab/></text:span><text:span text:style-name="T15">public</text:span><text:span text:style-name="T3"> </text:span><text:span text:style-name="T15">static</text:span><text:span text:style-name="T3"> </text:span><text:span text:style-name="T15">void</text:span><text:span text:style-name="T3"> main(String[] args) </text:span><text:span text:style-name="T15">throws</text:span><text:span text:style-name="T3"> RoomException, IOException</text:span></text:p>
      <text:p text:style-name="P26"><text:tab/>{</text:p>
      <text:p text:style-name="P26"><text:tab/><text:tab/>String server = args[0];</text:p>
      <text:p text:style-name="P26"><text:tab/><text:tab/>String username=args[1];</text:p>
      <text:p text:style-name="P26"><text:tab/><text:tab/>String password=args[2];</text:p>
      <text:p text:style-name="P26"><text:tab/><text:tab/></text:p>
      <text:p text:style-name="P29"><text:span text:style-name="T3"><text:tab/><text:tab/></text:span><text:span text:style-name="T17">// Bind to a server.</text:span></text:p>
      <text:p text:style-name="P29"><text:span text:style-name="T3"><text:tab/><text:tab/></text:span><text:span text:style-name="T17">// note the server string, is a </text:span><text:span text:style-name="T18">url</text:span><text:span text:style-name="T17"> string, with a port, like http://server.company.com:9080</text:span></text:p>
      <text:p text:style-name="P29"><text:span text:style-name="T3"><text:tab/><text:tab/>RoomServices roomServices = </text:span><text:span text:style-name="T15">null</text:span><text:span text:style-name="T3">;</text:span></text:p>
      <text:p text:style-name="P29"><text:span text:style-name="T3"><text:tab/><text:tab/></text:span><text:span text:style-name="T15">try</text:span><text:span text:style-name="T3"> </text:span></text:p>
      <text:p text:style-name="P26"><text:tab/><text:tab/>{</text:p>
      <text:p text:style-name="P29"><text:span text:style-name="T3"><text:tab/><text:tab/><text:tab/>roomServices = </text:span><text:span text:style-name="T15">new</text:span><text:span text:style-name="T3"> RoomServices(server);</text:span></text:p>
      <text:p text:style-name="P26"><text:tab/><text:tab/><text:tab/>roomServices.login(username,password);</text:p>
      <text:p text:style-name="P26"><text:tab/><text:tab/><text:tab/></text:p>
      <text:p text:style-name="P29"><text:span text:style-name="T3"><text:tab/><text:tab/><text:tab/></text:span><text:span text:style-name="T17">//Make up something random for the originId. It is the consumer's responsibility to ensure</text:span></text:p>
      <text:p text:style-name="P29"><text:span text:style-name="T3"><text:tab/><text:tab/><text:tab/></text:span><text:span text:style-name="T17">//the originId/originType pair is unique. It will lead to problems while searching otherwise.</text:span></text:p>
      <text:p text:style-name="P29"><text:span text:style-name="T3"><text:tab/><text:tab/><text:tab/>String originId = </text:span><text:span text:style-name="T19">"STC"</text:span><text:span text:style-name="T3">+System.</text:span><text:span text:style-name="T5">currentTimeMillis</text:span><text:span text:style-name="T3">();</text:span></text:p>
      <text:p text:style-name="P29"><text:span text:style-name="T3"><text:tab/><text:tab/><text:tab/>MeetingRoom room = </text:span><text:span text:style-name="T15">new</text:span><text:span text:style-name="T3"> MeetingRoom(</text:span><text:span text:style-name="T19">"sample room3"</text:span><text:span text:style-name="T3">);</text:span></text:p>
      <text:p text:style-name="P26"><text:tab/><text:tab/><text:tab/>room.setOriginId(originId);</text:p>
      <text:p text:style-name="P29"><text:span text:style-name="T3"><text:tab/><text:tab/><text:tab/>room.setOriginType(</text:span><text:span text:style-name="T19">"myproduct"</text:span><text:span text:style-name="T3">);</text:span></text:p>
      <text:p text:style-name="P29"><text:span text:style-name="T3"><text:tab/><text:tab/><text:tab/>room.setPassword(</text:span><text:span text:style-name="T19">"password"</text:span><text:span text:style-name="T3">);</text:span></text:p>
      <text:p text:style-name="P29"><text:span text:style-name="T3"><text:tab/><text:tab/><text:tab/></text:span><text:span text:style-name="T17">// now lets create a room and save the roomId</text:span></text:p>
      <text:p text:style-name="P26"><text:tab/><text:tab/><text:tab/>room = roomServices.createRoom(room);</text:p>
      <text:p text:style-name="P26"><text:tab/><text:tab/><text:tab/>String tempRoomId = room.getId();</text:p>
      <text:p text:style-name="P29"><text:span text:style-name="T3"><text:tab/><text:tab/><text:tab/></text:span><text:span text:style-name="T15">if</text:span><text:span text:style-name="T3">(tempRoomId!=</text:span><text:span text:style-name="T15">null</text:span><text:span text:style-name="T3">)</text:span></text:p>
      <text:p text:style-name="P26"><text:tab/><text:tab/><text:tab/>{</text:p>
      <text:p text:style-name="P29"><text:span text:style-name="T3"><text:tab/><text:tab/><text:tab/><text:tab/>System.</text:span><text:span text:style-name="T21">out</text:span><text:span text:style-name="T3">.println(</text:span><text:span text:style-name="T19">"Room created successfully"</text:span><text:span text:style-name="T3">);</text:span></text:p>
      <text:p text:style-name="P26"><text:tab/><text:tab/><text:tab/>}</text:p>
      <text:p text:style-name="P26"><text:tab/><text:tab/><text:tab/></text:p>
      <text:p text:style-name="P29"><text:span text:style-name="T3"><text:tab/><text:tab/><text:tab/></text:span><text:span text:style-name="T17">//Find the room</text:span></text:p>
      <text:p text:style-name="P29"><text:span text:style-name="T3"><text:tab/><text:tab/><text:tab/>MeetingRoom result = roomServices.getRoomByOriginInfo(</text:span><text:span text:style-name="T19">"myproduct"</text:span><text:span text:style-name="T3">, </text:span><text:span text:style-name="T19">"STC"</text:span><text:span text:style-name="T3">);</text:span></text:p>
      <text:p text:style-name="P29"><text:span text:style-name="T3"><text:tab/><text:tab/><text:tab/></text:span><text:span text:style-name="T15">if</text:span><text:span text:style-name="T3">(result!=</text:span><text:span text:style-name="T15">null</text:span><text:span text:style-name="T3">)</text:span></text:p>
      <text:p text:style-name="P26"><text:tab/><text:tab/><text:tab/>{</text:p>
      <text:p text:style-name="P29"><text:span text:style-name="T3"><text:tab/><text:tab/><text:tab/><text:tab/>System.</text:span><text:span text:style-name="T21">out</text:span><text:span text:style-name="T3">.println(</text:span><text:span text:style-name="T19">"Room name: "</text:span><text:span text:style-name="T3"> + result.getRoomName());</text:span></text:p>
      <text:p text:style-name="P29"><text:span text:style-name="T3"><text:tab/><text:tab/><text:tab/><text:tab/>System.</text:span><text:span text:style-name="T21">out</text:span><text:span text:style-name="T3">.println(</text:span><text:span text:style-name="T19">"Description: "</text:span><text:span text:style-name="T3"> + result.getDescription());</text:span></text:p>
      <text:p text:style-name="P29"><text:span text:style-name="T3"><text:tab/><text:tab/><text:tab/><text:tab/>System.</text:span><text:span text:style-name="T21">out</text:span><text:span text:style-name="T3">.println(</text:span><text:span text:style-name="T19">"Owner: "</text:span><text:span text:style-name="T3"> + result.getId());</text:span></text:p>
      <text:p text:style-name="P29"><text:span text:style-name="T3"><text:tab/><text:tab/><text:tab/><text:tab/>System.</text:span><text:span text:style-name="T21">out</text:span><text:span text:style-name="T3">.println(</text:span><text:span text:style-name="T19">"Permaname: "</text:span><text:span text:style-name="T3"> + result.getPermaName());</text:span></text:p>
      <text:p text:style-name="P26"><text:tab/><text:tab/><text:tab/>}</text:p>
      <text:p text:style-name="P26"><text:tab/><text:tab/><text:tab/></text:p>
      <text:p text:style-name="P29"><text:span text:style-name="T3"><text:tab/><text:tab/><text:tab/>System.</text:span><text:span text:style-name="T21">out</text:span><text:span text:style-name="T3">.println(</text:span><text:span text:style-name="T19">"Deleting room..."</text:span><text:span text:style-name="T3">);</text:span></text:p>
      <text:p text:style-name="P26"><text:tab/><text:tab/><text:tab/>roomServices.deleteRoom(tempRoomId);</text:p>
      <text:p text:style-name="P29"><text:span text:style-name="T3"><text:tab/><text:tab/><text:tab/>System.</text:span><text:span text:style-name="T21">out</text:span><text:span text:style-name="T3">.println(</text:span><text:span text:style-name="T19">"Deleted room successfully"</text:span><text:span text:style-name="T3">);</text:span></text:p>
      <text:p text:style-name="P29"/>
      <text:p text:style-name="P26"><text:tab/><text:tab/>} </text:p>
      <text:p text:style-name="P29"><text:span text:style-name="T3"><text:tab/><text:tab/></text:span><text:span text:style-name="T15">catch</text:span><text:span text:style-name="T3"> (MalformedURLException e) </text:span></text:p>
      <text:p text:style-name="P26"><text:tab/><text:tab/>{</text:p>
      <text:p text:style-name="P26"><text:tab/><text:tab/><text:tab/>e.printStackTrace();</text:p>
      <text:p text:style-name="P26"><text:tab/><text:tab/>}</text:p>
      <text:p text:style-name="P29"><text:span text:style-name="T3"><text:tab/><text:tab/></text:span><text:span text:style-name="T15">catch</text:span><text:span text:style-name="T3">(LoginException e)</text:span></text:p>
      <text:p text:style-name="P26"><text:tab/><text:tab/>{</text:p>
      <text:p text:style-name="P29"><text:span text:style-name="T3"><text:tab/><text:tab/><text:tab/>System.</text:span><text:span text:style-name="T21">out</text:span><text:span text:style-name="T3">.println(e.getMessage());</text:span></text:p>
      <text:p text:style-name="P26"><text:tab/><text:tab/>}</text:p>
      <text:p text:style-name="P26"><text:tab/>}</text:p>
      <text:p text:style-name="P26"><text:tab/></text:p>
      <text:p text:style-name="P26">}</text:p>
      <text:h text:style-name="Heading" text:outline-level="3" text:is-list-header="true">6.5 S<text:span text:style-name="T11">ample: Anonymous Join, RealTimeSessionListener, and Modifying Maps</text:span></text:h>
      <text:p text:style-name="P71"/>
      <text:p text:style-name="P11">The RealTimeSession object provides the entry point into all realtime operations controlling session state. </text:p>
      <text:p text:style-name="P11"/>
      <text:p text:style-name="P30"><text:span text:style-name="T15">public</text:span><text:span text:style-name="T3"> </text:span><text:span text:style-name="T15">class</text:span><text:span text:style-name="T3"> AnonyousSample</text:span></text:p>
      <text:p text:style-name="P26">{</text:p>
      <text:p text:style-name="P29"><text:span text:style-name="T3"><text:tab/></text:span><text:span text:style-name="T15">public</text:span><text:span text:style-name="T3"> </text:span><text:span text:style-name="T15">static</text:span><text:span text:style-name="T3"> </text:span><text:span text:style-name="T15">void</text:span><text:span text:style-name="T3"> main(String[] args) </text:span><text:span text:style-name="T15">throws</text:span><text:span text:style-name="T3"> Exception</text:span></text:p>
      <text:p text:style-name="P26"><text:tab/>{</text:p>
      <text:p text:style-name="P29"><text:span text:style-name="T3"><text:tab/><text:tab/></text:span><text:span text:style-name="T15">final</text:span><text:span text:style-name="T3"> String SERVER = args[0];<text:tab/><text:tab/></text:span><text:span text:style-name="T17">// like "http://server.company.com";</text:span></text:p>
      <text:p text:style-name="P29"><text:span text:style-name="T3"><text:tab/><text:tab/></text:span><text:span text:style-name="T15">final</text:span><text:span text:style-name="T3"> String USERNAME = args[1];<text:tab/></text:span><text:span text:style-name="T17">// like "someone</text:span><text:span text:style-name="T18">@company.com</text:span><text:span text:style-name="T17">";</text:span></text:p>
      <text:p text:style-name="P29"><text:span text:style-name="T3"><text:tab/><text:tab/></text:span><text:span text:style-name="T15">final</text:span><text:span text:style-name="T3"> String ROOMID = args[2]; <text:tab/><text:tab/></text:span><text:span text:style-name="T17">// like "6f2d3d61-8998-4b32-b647-<text:tab/><text:tab/><text:tab/><text:tab/><text:tab/><text:tab/><text:tab/><text:tab/><text:tab/><text:tab/><text:tab/><text:tab/>2e737a63b38a";</text:span></text:p>
      <text:p text:style-name="P29"><text:span text:style-name="T3"><text:tab/><text:tab/>System.</text:span><text:span text:style-name="T21">out</text:span><text:span text:style-name="T3">.println(</text:span><text:span text:style-name="T19">"C roomId ["</text:span><text:span text:style-name="T3">+ROOMID+</text:span><text:span text:style-name="T19">"]"</text:span><text:span text:style-name="T3">);</text:span></text:p>
      <text:p text:style-name="P26"><text:tab/><text:tab/></text:p>
      <text:p text:style-name="P26"><text:tab/><text:tab/></text:p>
      <text:p text:style-name="P29"><text:span text:style-name="T3"><text:tab/><text:tab/>RealTimeSession room = </text:span><text:span text:style-name="T15">new</text:span><text:span text:style-name="T3"> RealTimeSession(SERVER, ROOMID, USERNAME);</text:span></text:p>
      <text:p text:style-name="P29"><text:span text:style-name="T3"><text:tab/><text:tab/></text:span><text:span text:style-name="T17">//Note, we must set our "guest" name since we're anonymous</text:span></text:p>
      <text:p text:style-name="P26"><text:tab/><text:tab/>room.setUser(USERNAME); </text:p>
      <text:p text:style-name="P26"><text:tab/><text:tab/></text:p>
      <text:p text:style-name="P29"><text:span text:style-name="T3"><text:tab/><text:tab/></text:span><text:span text:style-name="T17">// before we join the room, lets bind a listener to receive updates</text:span></text:p>
      <text:p text:style-name="P29"><text:span text:style-name="T3"><text:tab/><text:tab/>room.addListener(</text:span><text:span text:style-name="T15">new</text:span><text:span text:style-name="T3"> RealTimeSessionListener() </text:span></text:p>
      <text:p text:style-name="P26"><text:tab/><text:tab/>{</text:p>
      <text:p text:style-name="P29"><text:span text:style-name="T3"><text:tab/><text:tab/><text:tab/></text:span><text:span text:style-name="T15">public</text:span><text:span text:style-name="T3"> </text:span><text:span text:style-name="T15">void</text:span><text:span text:style-name="T3"> handleEvents(ArrayList&lt;RealTimeSessionEvent&gt; events)</text:span></text:p>
      <text:p text:style-name="P26"><text:tab/><text:tab/><text:tab/>{</text:p>
      <text:p text:style-name="P29"><text:span text:style-name="T3"><text:tab/><text:tab/><text:tab/><text:tab/>Date date = </text:span><text:span text:style-name="T15">new</text:span><text:span text:style-name="T3"> Date();</text:span></text:p>
      <text:p text:style-name="P29"><text:span text:style-name="T3"><text:tab/><text:tab/><text:tab/><text:tab/>System.</text:span><text:span text:style-name="T21">out</text:span><text:span text:style-name="T3">.println(date.toString()+</text:span><text:span text:style-name="T19">"\nE1 from server: <text:tab/><text:tab/><text:tab/><text:tab/><text:tab/><text:tab/><text:tab/>\n"</text:span><text:span text:style-name="T3">+Arrays.</text:span><text:span text:style-name="T5">toString</text:span><text:span text:style-name="T3">(events.toArray()));</text:span></text:p>
      <text:p text:style-name="P26"><text:tab/><text:tab/><text:tab/>}</text:p>
      <text:p text:style-name="P29"><text:span text:style-name="T3"><text:tab/><text:tab/><text:tab/></text:span><text:span text:style-name="T15">public</text:span><text:span text:style-name="T3"> </text:span><text:span text:style-name="T15">void</text:span><text:span text:style-name="T3"> handleEvent(RealTimeSessionEvent event) {</text:span></text:p>
      <text:p text:style-name="P29"><text:span text:style-name="T3"><text:tab/><text:tab/><text:tab/><text:tab/>System.</text:span><text:span text:style-name="T21">out</text:span><text:span text:style-name="T3">.println(</text:span><text:span text:style-name="T19">"E2 from server: \n"</text:span><text:span text:style-name="T3">+event);</text:span></text:p>
      <text:p text:style-name="P26"><text:tab/><text:tab/><text:tab/>}</text:p>
      <text:p text:style-name="P29"><text:span text:style-name="T3"><text:tab/><text:tab/><text:tab/></text:span><text:span text:style-name="T15">public</text:span><text:span text:style-name="T3"> </text:span><text:span text:style-name="T15">void</text:span><text:span text:style-name="T3"> handleError(RealTimeSession rtSession, HttpResponseWrapper <text:tab/><text:tab/><text:tab/><text:tab/><text:tab/><text:tab/><text:tab/><text:tab/>response, Exception e){</text:span></text:p>
      <text:p text:style-name="P29"><text:span text:style-name="T3"><text:tab/><text:tab/><text:tab/><text:tab/>System.</text:span><text:span text:style-name="T21">out</text:span><text:span text:style-name="T3">.println(</text:span><text:span text:style-name="T19">"E3 from server: \n"</text:span><text:span text:style-name="T3">+response);</text:span></text:p>
      <text:p text:style-name="P26"><text:tab/><text:tab/><text:tab/><text:tab/>e.printStackTrace();</text:p>
      <text:p text:style-name="P26"><text:tab/><text:tab/><text:tab/>}</text:p>
      <text:p text:style-name="P26"><text:tab/><text:tab/>});</text:p>
      <text:p text:style-name="P26"><text:tab/><text:tab/></text:p>
      <text:p text:style-name="P29"><text:span text:style-name="T3"><text:tab/><text:tab/>BufferedReader console = </text:span><text:span text:style-name="T15">new</text:span><text:span text:style-name="T3"> BufferedReader(</text:span><text:span text:style-name="T15">new</text:span><text:span text:style-name="T3"> InputStreamReader(System.</text:span><text:span text:style-name="T21">in</text:span><text:span text:style-name="T3">));</text:span></text:p>
      <text:p text:style-name="P26"><text:tab/><text:tab/></text:p>
      <text:p text:style-name="P29"><text:span text:style-name="T3"><text:tab/><text:tab/>System.</text:span><text:span text:style-name="T21">out</text:span><text:span text:style-name="T3">.println(</text:span><text:span text:style-name="T19">"Press &lt;Enter&gt; to join the room"</text:span><text:span text:style-name="T3">);</text:span></text:p>
      <text:p text:style-name="P29"><text:span text:style-name="T3"><text:tab/><text:tab/></text:span><text:span text:style-name="T17">// wait for enter</text:span></text:p>
      <text:p text:style-name="P29"><text:span text:style-name="T3"><text:tab/><text:tab/>String line = </text:span><text:span text:style-name="T15">null</text:span><text:span text:style-name="T3">;</text:span></text:p>
      <text:p text:style-name="P29"><text:span text:style-name="T3"><text:tab/><text:tab/></text:span><text:span text:style-name="T15">do</text:span></text:p>
      <text:p text:style-name="P26"><text:tab/><text:tab/>{</text:p>
      <text:p text:style-name="P26"><text:tab/><text:tab/><text:tab/>line = console.readLine();</text:p>
      <text:p text:style-name="P26"><text:tab/><text:tab/>}</text:p>
      <text:p text:style-name="P29"><text:span text:style-name="T3"><text:tab/><text:tab/></text:span><text:span text:style-name="T15">while</text:span><text:span text:style-name="T3">(line == </text:span><text:span text:style-name="T15">null</text:span><text:span text:style-name="T3">);</text:span></text:p>
      <text:p text:style-name="P29"><text:span text:style-name="T3"><text:tab/><text:tab/>System.</text:span><text:span text:style-name="T21">out</text:span><text:span text:style-name="T3">.println(</text:span><text:span text:style-name="T19">"starting"</text:span><text:span text:style-name="T3">);</text:span></text:p>
      <text:p text:style-name="P26"><text:tab/><text:tab/></text:p>
      <text:p text:style-name="P29"><text:span text:style-name="T3"><text:tab/><text:tab/></text:span><text:span text:style-name="T17">// now lets join the room</text:span></text:p>
      <text:p text:style-name="P29"><text:span text:style-name="T3"><text:tab/><text:tab/>System.</text:span><text:span text:style-name="T21">out</text:span><text:span text:style-name="T3">.println(</text:span><text:span text:style-name="T19">"F joining room"</text:span><text:span text:style-name="T3">);<text:tab/><text:tab/></text:span></text:p>
      <text:p text:style-name="P26"><text:tab/><text:tab/>HttpResponseWrapper joinResponse = room.join();</text:p>
      <text:p text:style-name="P29"><text:span text:style-name="T3"><text:tab/><text:tab/>System.</text:span><text:span text:style-name="T21">out</text:span><text:span text:style-name="T3">.println(</text:span><text:span text:style-name="T19">"join response: "</text:span><text:span text:style-name="T3">+joinResponse);</text:span></text:p>
      <text:p text:style-name="P26"><text:tab/><text:tab/></text:p>
      <text:p text:style-name="P29"><text:span text:style-name="T3"><text:tab/><text:tab/></text:span><text:span text:style-name="T17">// now lets start the updates for receiving data</text:span></text:p>
      <text:p text:style-name="P29"><text:span text:style-name="T3"><text:tab/><text:tab/>System.</text:span><text:span text:style-name="T21">out</text:span><text:span text:style-name="T3">.println(</text:span><text:span text:style-name="T19">"G starting updates"</text:span><text:span text:style-name="T3">);</text:span></text:p>
      <text:p text:style-name="P26"><text:tab/><text:tab/>room.startUpdates();</text:p>
      <text:p text:style-name="P29"><text:span text:style-name="T3"><text:tab/><text:tab/>room.putInMap(</text:span><text:span text:style-name="T19">"UserMap"</text:span><text:span text:style-name="T3">,USERNAME+</text:span><text:span text:style-name="T19">".handRaise"</text:span><text:span text:style-name="T3">, </text:span><text:span text:style-name="T19">"true"</text:span><text:span text:style-name="T3">);</text:span></text:p>
      <text:p text:style-name="P26"><text:tab/><text:tab/></text:p>
      <text:p text:style-name="P26"><text:tab/><text:tab/></text:p>
      <text:p text:style-name="P29"><text:span text:style-name="T3"><text:tab/><text:tab/>System.</text:span><text:span text:style-name="T21">out</text:span><text:span text:style-name="T3">.println(</text:span><text:span text:style-name="T19">"Press &lt;Enter&gt; to leave the room"</text:span><text:span text:style-name="T3">);</text:span></text:p>
      <text:p text:style-name="P29"><text:span text:style-name="T3"><text:tab/><text:tab/></text:span><text:span text:style-name="T17">// wait for enter</text:span></text:p>
      <text:p text:style-name="P29"><text:span text:style-name="T3"><text:tab/><text:tab/>line = </text:span><text:span text:style-name="T15">null</text:span><text:span text:style-name="T3">;</text:span></text:p>
      <text:p text:style-name="P29"><text:span text:style-name="T3"><text:tab/><text:tab/></text:span><text:span text:style-name="T15">do</text:span></text:p>
      <text:p text:style-name="P26"><text:tab/><text:tab/>{</text:p>
      <text:p text:style-name="P26"><text:tab/><text:tab/><text:tab/>line = console.readLine();</text:p>
      <text:p text:style-name="P26"><text:tab/><text:tab/>}</text:p>
      <text:p text:style-name="P29"><text:span text:style-name="T3"><text:tab/><text:tab/></text:span><text:span text:style-name="T15">while</text:span><text:span text:style-name="T3">(line == </text:span><text:span text:style-name="T15">null</text:span><text:span text:style-name="T3">);</text:span></text:p>
      <text:p text:style-name="P26"><text:tab/><text:tab/></text:p>
      <text:p text:style-name="P26"><text:tab/><text:tab/></text:p>
      <text:p text:style-name="P29"><text:span text:style-name="T3"><text:tab/><text:tab/></text:span><text:span text:style-name="T17">// now lets stop updates and leave</text:span></text:p>
      <text:p text:style-name="P29"><text:span text:style-name="T3"><text:tab/><text:tab/>System.</text:span><text:span text:style-name="T21">out</text:span><text:span text:style-name="T3">.println(</text:span><text:span text:style-name="T19">"I leaving the room"</text:span><text:span text:style-name="T3">);</text:span></text:p>
      <text:p text:style-name="P26"><text:tab/><text:tab/>room.stopUpdates();</text:p>
      <text:p text:style-name="P26"><text:tab/><text:tab/>room.leave();</text:p>
      <text:p text:style-name="P26"><text:tab/><text:tab/></text:p>
      <text:p text:style-name="P29"><text:span text:style-name="T3"><text:tab/><text:tab/></text:span><text:span text:style-name="T17">// log out to be clean</text:span></text:p>
      <text:p text:style-name="P29"><text:span text:style-name="T3"><text:tab/><text:tab/>System.</text:span><text:span text:style-name="T21">out</text:span><text:span text:style-name="T3">.println(</text:span><text:span text:style-name="T19">"K logging out"</text:span><text:span text:style-name="T3">);</text:span></text:p>
      <text:p text:style-name="P26"><text:tab/>}</text:p>
      <text:p text:style-name="P26">}</text:p>
      <text:p text:style-name="P26"/>
      <text:h text:style-name="Heading_20_1" text:outline-level="1">Logging and troubleshooting</text:h>
      <text:p text:style-name="P70"/>
      <text:p text:style-name="P44">Standard java logging has been used in the toolkit. A logging.properties file has been included in the “logging” directory of the tookit zip file.</text:p>
      <text:p text:style-name="P44">In order to enable package/class level logging, please modify the “logging.properties” file in the “lib” directory. </text:p>
      <text:p text:style-name="P44">Set the java system property </text:p>
      <text:p text:style-name="P44">-Djava.logging.config.file=&lt;path&gt;/logging.properties</text:p>
      <text:p text:style-name="P44">This should enable logging. Logs will be captured in a java.log file in the user's home directory. The location of this file can also be modified via the logging.properties file. </text:p>
      <text:p text:style-name="P44"/>
      <text:p text:style-name="Text_20_Body_20_Single"/>
      <text:p text:style-name="Text_20_Body_20_Single"/>
      <text:p text:style-name="Text_20_Body_20_Single"/>
      <text:p text:style-name="Text_20_Body_20_Single"/>
      <text:h text:style-name="P89" text:outline-level="1">Notices</text:h>
      <text:p text:style-name="P8"/>
      <text:p text:style-name="P8">IBM Lotus® Sametime Licensed Materials - Property of IBM. (C) Copyright IBM Corp. 2004, 2011. All Rights Reserved. U.S. Government Users Restricted Rights - Use, duplication or disclosure restricted by GSA ADP Schedule Contract with IBM Corp. IBM, AIX®, DB2®, developerWorks, Lotus, Passport Advantage, Sametime, and WebSphere® are trademarks or registered trademarks of International Business Machines in the US and/or other countries. Linux is a registered trademark of Linus Torvalds in the United States, other countries, or both. Solaris is a trademark of Sun Microsystems, Inc. in the United States, other countries, or both. Windows is a registered trademark of Microsoft Corporation in the US and other countries. Other company, product, or service names may be trademarks or service marks of others.</text:p>
      <text:p text:style-name="P5"/>
      <text:p text:style-name="P5">Disclaimer</text:p>
      <text:p text:style-name="P5"/>
      <text:p text:style-name="P6">THIS DOCUMENTATION IS PROVIDED FOR REFERENCE PURPOSES ONLY. WHILE EFFORTS WERE MADE TO VERIFY THE COMPLETENESS AND ACCURACY OF THE INFORMATION CONTAINED IN THIS DOCUMENTATION, THIS DOCUMENTATION IS PROVIDED "AS IS" WITHOUT ANY WARRANTY WHATSOEVER AND TO THE MAXIMUM EXTENT PERMITTED, IBM® DISCLAIMS ALL IMPLIED WARRANTIES, INCLUDING WITHOUT LIMITATION THE IMPLIED WARRANTIES OF MERCHANTABILITY, NONINFRINGEMENT AND FITNESS FOR A PARTICULAR PURPOSE, WITH RESPECT TO THE SAME. IBM SHALL NOT BE RESPONSIBLE FOR ANY DAMAGES, INCLUDING WITHOUT LIMITATION, DIRECT, INDIRECT, CONSEQUENTIAL OR INCIDENTAL DAMAGES, ARISING OUT OF THE USE OF, OR OTHERWISE RELATED TO, THIS DOCUMENTATION OR ANY OTHER DOCUMENTATION. NOTWITHSTANDING ANYTHING TO THE CONTRARY, NOTHING CONTAINED IN THIS DOCUMENTATION OR ANY OTHER DOCUMENTATION IS INTENDED TO, NOR SHALL HAVE THE EFFECT OF, CREATING ANY WARRANTIES OR REPRESENTATIONS FROM IBM (OR ITS SUPPLIERS OR LICENSORS), OR ALTERING THE TERMS AND CONDITIONS OF THE APPLICABLE LICENSE AGREEMENT GOVERNING THE USE OF THIS SOFTWARE.</text:p>
      <text:p text:style-name="P6"/>
      <text:p text:style-name="P5">Copyright</text:p>
      <text:p text:style-name="P5"/>
      <text:p text:style-name="P6">Copyright IBM Corporation 2011</text:p>
      <text:p text:style-name="P6">All rights reserved.</text:p>
      <text:p text:style-name="P6">US Government Users Restricted Rights - Use, duplication or disclosure restricted by GS ADP Schedule Contract with IBM Corp.</text:p>
      <text:p text:style-name="P6">Lotus® Software</text:p>
      <text:p text:style-name="P6">IBM Software Group</text:p>
      <text:p text:style-name="P6">One Rogers Street</text:p>
      <text:p text:style-name="P6">Cambridge, MA 02142</text:p>
      <text:p text:style-name="P6">List of Trademarks</text:p>
      <text:p text:style-name="P6">IBM, the IBM logo, 1-2-3®, AIX®, AS/400®, DB2®, Domino®, Domino Designer, iNotes®, i5/OS®, i5/OS, eServer™ i5, Lotus, Lotus Notes®, Netfinity®, Notes®, QuickPlace®, Sametime®, SmartSuite®, S/390®, Tivoli®, WebSphere®, and Word Pro® are trademarks or registered trademarks of International Business Machines Corporation in the United States, other countries, or both. </text:p>
      <text:p text:style-name="P6">Microsoft, Windows, and Windows NT are registered trademarks of Microsoft Corporation in the United States, other countries, or both.</text:p>
      <text:p text:style-name="P6">UNIX is a registered trademark of The Open Group in the United States and other countries.</text:p>
      <text:p text:style-name="P6">Java and all Java-based trademarks and logos are trademarks or registered trademarks of Sun Microsystems, Inc. in the United States, other countries, or both.</text:p>
      <text:p text:style-name="P6">Other company, product, or service names may be trademarks or service marks of others.</text:p>
      <text:p text:style-name="P6"/>
      <text:p text:style-name="P5">Third Party Notices</text:p>
      <text:p text:style-name="P5">For STLport</text:p>
      <text:p text:style-name="P5">License Agreement </text:p>
      <text:p text:style-name="P6">Boris Fomitchev grants Licensee a non-exclusive, non-transferable, royalty-free license to use STLport and its documentation without fee.</text:p>
      <text:p text:style-name="P6">By downloading, using, or copying STLport or any portion thereof, Licensee agrees to abide by the intellectual property laws and all other applicable laws of the United States of America, and to all of the terms and conditions of this Agreement.</text:p>
      <text:p text:style-name="P6">Licensee shall maintain the following copyright and permission notices on STLport sources and its documentation unchanged :</text:p>
      <text:p text:style-name="P6">Copyright 1999,2000 Boris Fomitchev</text:p>
      <text:p text:style-name="P6">This material is provided "as is", with absolutely no warranty expressed or implied. Any use is at your own risk.</text:p>
      <text:p text:style-name="P6">Permission to use or copy this software for any purpose is hereby granted without fee, provided the above notices are retained on all copies. Permission to modify the code and to distribute modified code is granted, provided the above notices are retained, and a notice that the code was modified is included with the above copyright notice.</text:p>
      <text:p text:style-name="P6">The Licensee may distribute binaries compiled with STLport (whether original or modified) without any royalties or restrictions.</text:p>
      <text:p text:style-name="P6">The Licensee may distribute original or modified STLport sources, provided that:</text:p>
      <text:p text:style-name="P6">The conditions indicated in the above permission notice are met; The following copyright notices are retained when present, and conditions provided in accompanying permission notices are met :</text:p>
      <text:p text:style-name="P6">Copyright 1994 Hewlett-Packard Company</text:p>
      <text:p text:style-name="P6">Copyright 1996,97 Silicon Graphics Computer Systems, Inc.</text:p>
      <text:p text:style-name="P6">Copyright 1997 Moscow Center for SPARC Technology.</text:p>
      <text:p text:style-name="P6">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Hewlett-Packard Company makes no representations about the suitability of this software for any purpose. It is provided "as is" without express or implied warranty.</text:p>
      <text:p text:style-name="P6">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Silicon Graphics makes no representations about the suitability of this software for any purpose. It is provided "as is" without express or implied warranty.</text:p>
      <text:p text:style-name="P6">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Moscow Center for SPARC Technology makes no representations about the suitability of this software for any purpose. It is provided "as is" without express or implied warranty. </text:p>
      <text:p text:style-name="P6">Copyright 2001 by STLport</text:p>
      <text:p text:style-name="P6"/>
      <text:p text:style-name="P5"/>
      <text:p text:style-name="P5"/>
      <text:p text:style-name="P5">For MD5 hash</text:p>
      <text:p text:style-name="P6"/>
      <text:p text:style-name="P6">Copyright 1990, RSA Data Security, Inc. All rights reserved. License to copy and use this software is granted provided that it is identified as the "RSA Data Security, Inc. MD5 Message-Digest Algorithm" in all material mentioning or referencing this software or this function.</text:p>
      <text:p text:style-name="P6">License is also granted to make and use derivative works provided that such works are identified as "derived from the RSA Data Security, Inc. MD5 Message-Digest Algorithm" in all material mentioning or referencing the derived work.</text:p>
      <text:p text:style-name="P6">RSA Data Security, Inc. makes no representations concerning either the merchantability of this software or the suitability of this software for any particular purpose. It is provided "as is" without express or implied warranty of any kind. </text:p>
      <text:p text:style-name="P6">These notices must be retained in any copies of any part of this documentation and/or software.</text:p>
      <text:p text:style-name="P6"/>
      <text:p text:style-name="P5">For Log4J Logging</text:p>
      <text:p text:style-name="P6"/>
      <text:p text:style-name="P6">The Apache Software License, Version 1.1 at http://www.apache.org/LICENSE, 24 May 2002</text:p>
      <text:p text:style-name="P6">The Apache Software License, Version 1.1</text:p>
      <text:p text:style-name="P6">Copyright 2000 The Apache Software Foundation. All rights reserved.</text:p>
      <text:p text:style-name="P6">Redistribution and use in source and binary forms, with or without modification, are permitted provided that the following conditions are met:</text:p>
      <text:p text:style-name="P6">1.<text:tab/>Redistributions of source code must retain the above copyright notice, this list of conditions and the following disclaimer.</text:p>
      <text:p text:style-name="P6">2.<text:tab/>Redistributions in binary form must reproduce the above copyright notice, this list of conditions and the following disclaimer in the documentation and/or other materials provided with the distribution.</text:p>
      <text:p text:style-name="P6">3.<text:tab/>The user documentation included with the redistribution, if any, must include the following acknowledgment: "This product includes software developed by the Apache Software Foundation (http://www.apache.org/)." Alternately, this acknowledgment may appear in the software itself, if and wherever such third-party acknowledgments normally appear.</text:p>
      <text:p text:style-name="P6">4.<text:tab/>The names "Apache" and "Apache Software Foundation" must not be used to endorse or promote products derived from this software without prior written permission. For written permission, please contact apache@apache.org.</text:p>
      <text:list xml:id="list32538878" text:style-name="L6">
        <text:list-item>
          <text:p text:style-name="P76">Products derived from this software may not be called "Apache", nor may "Apache" appear in their name, without prior written permission of the Apache Software Foundation.</text:p>
          <text:p text:style-name="P76"/>
        </text:list-item>
      </text:list>
      <text:p text:style-name="P6">THIS SOFTWARE IS PROVIDED ``AS IS'' AND ANY EXPRESSED OR IMPLIED WARRANTIES, INCLUDING, BUT NOT LIMITED TO, THE IMPLIED WARRANTIES OF MERCHANTABILITY AND FITNESS FOR A PARTICULAR PURPOSE ARE DISCLAIMED. IN NO EVENT SHALL THE APACHE SOFTWARE FOUNDATION OR ITS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6"/>
      <text:p text:style-name="P6">This software consists of voluntary contributions made by many individuals on behalf of the Apache Software Foundation. For more information on the Apache Software Foundation, please see &lt;http://www.apache.org/&gt;.</text:p>
      <text:p text:style-name="P6">Portions of this software are based upon public domain software originally written at the National Center for Supercomputing Applications, University of Illinois, Urbana-Champaig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NewPSMT" svg:font-family="CourierNewPSMT" style:font-family-generic="modern"/>
    <style:font-face style:name="Geneva" svg:font-family="Geneva" style:font-family-generic="roman"/>
    <style:font-face style:name="Helvetica" svg:font-family="Helvetica" style:font-family-generic="swiss"/>
    <style:font-face style:name="Courier New" svg:font-family="'Courier New'" style:font-family-generic="modern" style:font-pitch="fixed"/>
    <style:font-face style:name="Courier New1" svg:font-family="'Courier New'" style:font-adornments="Italic" style:font-family-generic="modern" style:font-pitch="fixed"/>
    <style:font-face style:name="Times New Roman1" svg:font-family="'Times New Roman'" style:font-adornments="Regular" style:font-pitch="variable"/>
    <style:font-face style:name="Arial" svg:font-family="Arial"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1" svg:font-family="Arial" style:font-family-generic="swiss" style:font-pitch="variable"/>
    <style:font-face style:name="Cordia New" svg:font-family="'Cordia New'" style:font-adornments="Italic" style:font-family-generic="swiss" style:font-pitch="variable"/>
    <style:font-face style:name="Courier New2" svg:font-family="'Courier Ne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master-page-name="">
      <style:paragraph-properties style:page-number="auto" text:number-lines="false" text:line-number="0"/>
      <style:text-properties style:use-window-font-color="true" style:font-name="Times New Roman"/>
    </style:style>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default-outline-level="3" style:list-level="1" style:class="text">
      <style:paragraph-properties fo:margin-top="0.1665in" fo:margin-bottom="0.0835in" fo:keep-with-next="always"/>
      <style:text-properties style:font-name="Arial1" fo:font-size="12pt" fo:font-weight="bold" style:font-name-asian="Arial Unicode MS" style:font-size-asian="14pt" style:font-name-complex="Tahoma" style:font-size-complex="14pt"/>
    </style:style>
    <style:style style:name="Heading_20_1" style:display-name="Heading 1" style:family="paragraph" style:parent-style-name="Default_20_Text" style:next-style-name="Text_20_Body_20_Single" style:default-outline-level="1" style:list-level="1">
      <style:text-properties fo:font-size="130%" fo:font-weight="bold" style:font-size-asian="115%" style:font-weight-asian="bold" style:font-size-complex="115%" style:font-weight-complex="bold"/>
    </style:style>
    <style:style style:name="Heading_20_2" style:display-name="Heading 2" style:family="paragraph" style:parent-style-name="Default_20_Text" style:next-style-name="Text_20_Body_20_Single" style:default-outline-level="2" style:list-level="1">
      <style:text-properties fo:font-size="14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_20_Single" style:class="list">
      <style:text-properties style:font-name-complex="Tahoma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font-size-complex="10pt"/>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_20_Single"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319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rame" style:family="graphic">
      <style:graphic-properties text:anchor-type="as-char" svg:x="0in" svg:y="0in" fo:margin-left="0.0791in" fo:margin-right="0.0791in" fo:margin-top="0.0791in" fo:margin-bottom="0.0791in" style:wrap="parallel" style:number-wrapped-paragraphs="no-limit" style:wrap-contour="false" style:vertical-pos="top" style:vertical-rel="baseline"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1">
        <style:list-level-properties text:min-label-width="0.1965in" text:min-label-distance="0.139in"/>
      </text:list-level-style-number>
      <text:list-level-style-number text:level="2" style:num-suffix="." style:num-format="1">
        <style:list-level-properties text:space-before="0.1972in" text:min-label-width="0.1965in" text:min-label-distance="0.139in"/>
      </text:list-level-style-number>
      <text:list-level-style-number text:level="3" style:num-suffix="." style:num-format="1">
        <style:list-level-properties text:space-before="0.3937in" text:min-label-width="0.1965in" text:min-label-distance="0.139in"/>
      </text:list-level-style-number>
      <text:list-level-style-number text:level="4" style:num-suffix="." style:num-format="1">
        <style:list-level-properties text:space-before="0.5909in" text:min-label-width="0.1965in" text:min-label-distance="0.139in"/>
      </text:list-level-style-number>
      <text:list-level-style-number text:level="5" style:num-suffix="." style:num-format="1">
        <style:list-level-properties text:space-before="0.7874in" text:min-label-width="0.1965in" text:min-label-distance="0.139in"/>
      </text:list-level-style-number>
      <text:list-level-style-number text:level="6" style:num-suffix="." style:num-format="1">
        <style:list-level-properties text:space-before="0.9846in" text:min-label-width="0.1965in" text:min-label-distance="0.139in"/>
      </text:list-level-style-number>
      <text:list-level-style-number text:level="7" style:num-suffix="." style:num-format="1">
        <style:list-level-properties text:space-before="1.1815in" text:min-label-width="0.1965in" text:min-label-distance="0.139in"/>
      </text:list-level-style-number>
      <text:list-level-style-number text:level="8" style:num-suffix="." style:num-format="1">
        <style:list-level-properties text:space-before="1.3787in" text:min-label-width="0.1965in" text:min-label-distance="0.139in"/>
      </text:list-level-style-number>
      <text:list-level-style-number text:level="9" style:num-suffix="." style:num-format="1">
        <style:list-level-properties text:space-before="1.5752in" text:min-label-width="0.1965in" text:min-label-distance="0.139in"/>
      </text:list-level-style-number>
      <text:list-level-style-number text:level="10" style:num-suffix="." style:num-format="1">
        <style:list-level-properties text:space-before="1.7724in" text:min-label-width="0.1965in"/>
      </text:list-level-style-number>
    </text:list-style>
    <text:list-style style:name="RTF_5f_Num_20_3" style:display-name="RTF_Num 3">
      <text:list-level-style-number text:level="1" style:num-suffix="." style:num-format="1">
        <style:list-level-properties text:min-label-width="0.1965in" text:min-label-distance="0.139in"/>
      </text:list-level-style-number>
      <text:list-level-style-number text:level="2" style:num-suffix="." style:num-format="1">
        <style:list-level-properties text:space-before="0.1972in" text:min-label-width="0.1965in" text:min-label-distance="0.139in"/>
      </text:list-level-style-number>
      <text:list-level-style-number text:level="3" style:num-suffix="." style:num-format="1">
        <style:list-level-properties text:space-before="0.3937in" text:min-label-width="0.1965in" text:min-label-distance="0.139in"/>
      </text:list-level-style-number>
      <text:list-level-style-number text:level="4" style:num-suffix="." style:num-format="1">
        <style:list-level-properties text:space-before="0.5909in" text:min-label-width="0.1965in" text:min-label-distance="0.139in"/>
      </text:list-level-style-number>
      <text:list-level-style-number text:level="5" style:num-suffix="." style:num-format="1">
        <style:list-level-properties text:space-before="0.7874in" text:min-label-width="0.1965in" text:min-label-distance="0.139in"/>
      </text:list-level-style-number>
      <text:list-level-style-number text:level="6" style:num-suffix="." style:num-format="1">
        <style:list-level-properties text:space-before="0.9846in" text:min-label-width="0.1965in" text:min-label-distance="0.139in"/>
      </text:list-level-style-number>
      <text:list-level-style-number text:level="7" style:num-suffix="." style:num-format="1">
        <style:list-level-properties text:space-before="1.1815in" text:min-label-width="0.1965in" text:min-label-distance="0.139in"/>
      </text:list-level-style-number>
      <text:list-level-style-number text:level="8" style:num-suffix="." style:num-format="1">
        <style:list-level-properties text:space-before="1.3787in" text:min-label-width="0.1965in" text:min-label-distance="0.139in"/>
      </text:list-level-style-number>
      <text:list-level-style-number text:level="9" style:num-suffix="." style:num-format="1">
        <style:list-level-properties text:space-before="1.5752in" text:min-label-width="0.1965in" text:min-label-distance="0.139in"/>
      </text:list-level-style-number>
      <text:list-level-style-number text:level="10" style:num-suffix="." style:num-format="1">
        <style:list-level-properties text:space-before="1.7724in" text:min-label-width="0.196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paragraph-properties fo:text-align="center" style:justify-single-word="false"/>
      <style:text-properties fo:font-size="10pt" style:font-size-asian="10pt" style:font-size-complex="10pt"/>
    </style:style>
    <style:style style:name="MP2" style:family="paragraph" style:parent-style-name="Frame_20_contents">
      <style:paragraph-properties fo:text-align="center" style:justify-single-word="false"/>
    </style:style>
    <style:style style:name="MT1" style:family="text">
      <style:text-properties style:font-name="Times New Roman2" fo:font-size="11pt" style:font-size-asian="11pt" style:font-size-complex="11pt"/>
    </style:style>
    <style:style style:name="MT2" style:family="text">
      <style:text-properties style:font-name="Times New Roman2" fo:font-size="11pt" fo:font-style="italic" style:font-size-asian="11pt" style:font-style-asian="italic" style:font-size-complex="11pt" style:font-style-complex="italic"/>
    </style:style>
    <style:style style:name="Mfr1" style:family="graphic" style:parent-style-name="Frame">
      <style:graphic-properties fo:margin-left="0in" fo:margin-right="0in" fo:margin-top="0in" fo:margin-bottom="0in" style:wrap="run-through" style:number-wrapped-paragraphs="no-limit" style:vertical-pos="top" style:vertical-rel="paragraph-content" style:horizontal-pos="center" style:horizontal-rel="paragraph-content" fo:padding="0in" fo:border="none" style:flow-with-text="false"/>
    </style:style>
    <style:style style:name="Mfr2" style:family="graphic" style:parent-style-name="Frame">
      <style:graphic-properties fo:margin-left="0in" fo:margin-right="0in" fo:margin-top="0in" fo:margin-bottom="0in" style:wrap="run-through" style:number-wrapped-paragraphs="no-limit" style:horizontal-pos="center" style:horizontal-rel="paragraph-content" fo:padding="0in" fo:border="none" style:flow-with-text="false"/>
    </style:style>
    <style:page-layout style:name="Mpm1">
      <style:page-layout-properties fo:page-width="8.5in" fo:page-height="11in" style:num-format="1" style:print-orientation="portrait" fo:margin-top="0.7874in" fo:margin-bottom="0.7874in" fo:margin-left="0.7874in" fo:margin-right="0in" style:shadow="none"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next-style-name="First_20_Page">
      <style:footer>
        <text:p text:style-name="Footer"><draw:frame draw:style-name="Mfr1" draw:name="Frame1" text:anchor-type="paragraph" fo:min-width="0.3929in" draw:z-index="31"><draw:text-box fo:min-height="0.1965in"><text:p text:style-name="MP1"/></draw:text-box></draw:frame><text:span text:style-name="MT1">IBM Sametime 9.0 </text:span><text:span text:style-name="MT2">Meetings Remote Client API</text:span></text:p>
      </style:footer>
    </style:master-page>
    <style:master-page style:name="Index" style:page-layout-name="Mpm2" style:next-style-name="Standard">
      <style:footer>
        <text:p text:style-name="Footer"/>
      </style:footer>
    </style:master-page>
    <style:master-page style:name="First_20_Page" style:display-name="First Page" style:page-layout-name="Mpm2" style:next-style-name="Standard">
      <style:footer>
        <text:p text:style-name="Footer"><draw:frame draw:style-name="Mfr2" draw:name="Frame2" text:anchor-type="paragraph" fo:min-width="0.3929in" draw:z-index="5"><draw:text-box fo:min-height="0.1965in"><text:p text:style-name="MP2"><text:page-number text:select-page="current">28</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meta:creation-date>2011-01-11T16:05:58</meta:creation-date>
    <dc:date>2013-09-13T12:43:49.84</dc:date>
    <dc:language>en-US</dc:language>
    <meta:editing-cycles>165</meta:editing-cycles>
    <meta:editing-duration>PT181H51M34S</meta:editing-duration>
    <meta:document-statistic meta:table-count="0" meta:image-count="16" meta:object-count="0" meta:page-count="30" meta:paragraph-count="542" meta:word-count="5050" meta:character-count="36919"/>
    <meta:user-defined meta:name="Info 1"/>
    <meta:user-defined meta:name="Info 2"/>
    <meta:user-defined meta:name="Info 3"/>
    <meta:user-defined meta:name="Info 4"/>
  </office:meta>
</office:document-meta>
</file>